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_pr_2kr2_1" table:style-name="ta1">
        <table:shapes>
          <draw:frame draw:z-index="0" draw:style-name="gr1" draw:text-style-name="P1" svg:width="159.77mm" svg:height="90.05mm" svg:x="116.07mm" svg:y="197.09mm">
            <loext:p draw:notify-on-update-of-ranges="Task_pr_2kr2_1.A5:Task_pr_2kr2_1.A116 Task_pr_2kr2_1.B5:Task_pr_2kr2_1.B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evaluated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is: 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evaluated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ctory: 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881" calcext:value-type="float">
            <text:p>6,89881</text:p>
          </table:table-cell>
          <table:table-cell office:value-type="float" office:value="7.09463" calcext:value-type="float">
            <text:p>7,09463</text:p>
          </table:table-cell>
          <table:table-cell office:value-type="float" office:value="-1.02386" calcext:value-type="float">
            <text:p>-1,02386</text:p>
          </table:table-cell>
          <table:table-cell office:value-type="float" office:value="0.892619" calcext:value-type="float">
            <text:p>0,892619</text:p>
          </table:table-cell>
        </table:table-row>
        <table:table-row table:style-name="ro1">
          <table:table-cell office:value-type="float" office:value="6.79523" calcext:value-type="float">
            <text:p>6,79523</text:p>
          </table:table-cell>
          <table:table-cell office:value-type="float" office:value="7.17852" calcext:value-type="float">
            <text:p>7,17852</text:p>
          </table:table-cell>
          <table:table-cell office:value-type="float" office:value="-1.04772" calcext:value-type="float">
            <text:p>-1,04772</text:p>
          </table:table-cell>
          <table:table-cell office:value-type="float" office:value="0.785239" calcext:value-type="float">
            <text:p>0,785239</text:p>
          </table:table-cell>
        </table:table-row>
        <table:table-row table:style-name="ro1">
          <table:table-cell office:value-type="float" office:value="6.68926" calcext:value-type="float">
            <text:p>6,68926</text:p>
          </table:table-cell>
          <table:table-cell office:value-type="float" office:value="7.25168" calcext:value-type="float">
            <text:p>7,25168</text:p>
          </table:table-cell>
          <table:table-cell office:value-type="float" office:value="-1.07159" calcext:value-type="float">
            <text:p>-1,07159</text:p>
          </table:table-cell>
          <table:table-cell office:value-type="float" office:value="0.677858" calcext:value-type="float">
            <text:p>0,677858</text:p>
          </table:table-cell>
        </table:table-row>
        <table:table-row table:style-name="ro1">
          <table:table-cell office:value-type="float" office:value="6.58091" calcext:value-type="float">
            <text:p>6,58091</text:p>
          </table:table-cell>
          <table:table-cell office:value-type="float" office:value="7.3141" calcext:value-type="float">
            <text:p>7,3141</text:p>
          </table:table-cell>
          <table:table-cell office:value-type="float" office:value="-1.09545" calcext:value-type="float">
            <text:p>-1,09545</text:p>
          </table:table-cell>
          <table:table-cell office:value-type="float" office:value="0.570478" calcext:value-type="float">
            <text:p>0,570478</text:p>
          </table:table-cell>
        </table:table-row>
        <table:table-row table:style-name="ro1">
          <table:table-cell office:value-type="float" office:value="6.47017" calcext:value-type="float">
            <text:p>6,47017</text:p>
          </table:table-cell>
          <table:table-cell office:value-type="float" office:value="7.36577" calcext:value-type="float">
            <text:p>7,36577</text:p>
          </table:table-cell>
          <table:table-cell office:value-type="float" office:value="-1.11931" calcext:value-type="float">
            <text:p>-1,11931</text:p>
          </table:table-cell>
          <table:table-cell office:value-type="float" office:value="0.463097" calcext:value-type="float">
            <text:p>0,463097</text:p>
          </table:table-cell>
        </table:table-row>
        <table:table-row table:style-name="ro1">
          <table:table-cell office:value-type="float" office:value="6.35705" calcext:value-type="float">
            <text:p>6,35705</text:p>
          </table:table-cell>
          <table:table-cell office:value-type="float" office:value="7.40671" calcext:value-type="float">
            <text:p>7,40671</text:p>
          </table:table-cell>
          <table:table-cell office:value-type="float" office:value="-1.14317" calcext:value-type="float">
            <text:p>-1,14317</text:p>
          </table:table-cell>
          <table:table-cell office:value-type="float" office:value="0.355717" calcext:value-type="float">
            <text:p>0,355717</text:p>
          </table:table-cell>
        </table:table-row>
        <table:table-row table:style-name="ro1">
          <table:table-cell office:value-type="float" office:value="6.24154" calcext:value-type="float">
            <text:p>6,24154</text:p>
          </table:table-cell>
          <table:table-cell office:value-type="float" office:value="7.43692" calcext:value-type="float">
            <text:p>7,43692</text:p>
          </table:table-cell>
          <table:table-cell office:value-type="float" office:value="-1.16704" calcext:value-type="float">
            <text:p>-1,16704</text:p>
          </table:table-cell>
          <table:table-cell office:value-type="float" office:value="0.248336" calcext:value-type="float">
            <text:p>0,248336</text:p>
          </table:table-cell>
        </table:table-row>
        <table:table-row table:style-name="ro1">
          <table:table-cell office:value-type="float" office:value="6.12364" calcext:value-type="float">
            <text:p>6,12364</text:p>
          </table:table-cell>
          <table:table-cell office:value-type="float" office:value="7.45638" calcext:value-type="float">
            <text:p>7,45638</text:p>
          </table:table-cell>
          <table:table-cell office:value-type="float" office:value="-1.1909" calcext:value-type="float">
            <text:p>-1,1909</text:p>
          </table:table-cell>
          <table:table-cell office:value-type="float" office:value="0.140955" calcext:value-type="float">
            <text:p>0,140955</text:p>
          </table:table-cell>
        </table:table-row>
        <table:table-row table:style-name="ro1">
          <table:table-cell office:value-type="float" office:value="6.00336" calcext:value-type="float">
            <text:p>6,00336</text:p>
          </table:table-cell>
          <table:table-cell office:value-type="float" office:value="7.46511" calcext:value-type="float">
            <text:p>7,46511</text:p>
          </table:table-cell>
          <table:table-cell office:value-type="float" office:value="-1.21476" calcext:value-type="float">
            <text:p>-1,21476</text:p>
          </table:table-cell>
          <table:table-cell office:value-type="float" office:value="0.0335748" calcext:value-type="float">
            <text:p>0,0335748</text:p>
          </table:table-cell>
        </table:table-row>
        <table:table-row table:style-name="ro1">
          <table:table-cell office:value-type="float" office:value="5.88069" calcext:value-type="float">
            <text:p>5,88069</text:p>
          </table:table-cell>
          <table:table-cell office:value-type="float" office:value="7.4631" calcext:value-type="float">
            <text:p>7,4631</text:p>
          </table:table-cell>
          <table:table-cell office:value-type="float" office:value="-1.23862" calcext:value-type="float">
            <text:p>-1,23862</text:p>
          </table:table-cell>
          <table:table-cell office:value-type="float" office:value="-0.0738058" calcext:value-type="float">
            <text:p>-0,0738058</text:p>
          </table:table-cell>
        </table:table-row>
        <table:table-row table:style-name="ro1">
          <table:table-cell office:value-type="float" office:value="5.75563" calcext:value-type="float">
            <text:p>5,75563</text:p>
          </table:table-cell>
          <table:table-cell office:value-type="float" office:value="7.45035" calcext:value-type="float">
            <text:p>7,45035</text:p>
          </table:table-cell>
          <table:table-cell office:value-type="float" office:value="-1.26249" calcext:value-type="float">
            <text:p>-1,26249</text:p>
          </table:table-cell>
          <table:table-cell office:value-type="float" office:value="-0.181186" calcext:value-type="float">
            <text:p>-0,181186</text:p>
          </table:table-cell>
        </table:table-row>
        <table:table-row table:style-name="ro1">
          <table:table-cell office:value-type="float" office:value="5.62819" calcext:value-type="float">
            <text:p>5,62819</text:p>
          </table:table-cell>
          <table:table-cell office:value-type="float" office:value="7.42686" calcext:value-type="float">
            <text:p>7,42686</text:p>
          </table:table-cell>
          <table:table-cell office:value-type="float" office:value="-1.28635" calcext:value-type="float">
            <text:p>-1,28635</text:p>
          </table:table-cell>
          <table:table-cell office:value-type="float" office:value="-0.288567" calcext:value-type="float">
            <text:p>-0,288567</text:p>
          </table:table-cell>
        </table:table-row>
        <table:table-row table:style-name="ro1">
          <table:table-cell office:value-type="float" office:value="5.49836" calcext:value-type="float">
            <text:p>5,49836</text:p>
          </table:table-cell>
          <table:table-cell office:value-type="float" office:value="7.39263" calcext:value-type="float">
            <text:p>7,39263</text:p>
          </table:table-cell>
          <table:table-cell office:value-type="float" office:value="-1.31021" calcext:value-type="float">
            <text:p>-1,31021</text:p>
          </table:table-cell>
          <table:table-cell office:value-type="float" office:value="-0.395947" calcext:value-type="float">
            <text:p>-0,395947</text:p>
          </table:table-cell>
        </table:table-row>
        <table:table-row table:style-name="ro1">
          <table:table-cell office:value-type="float" office:value="5.36615" calcext:value-type="float">
            <text:p>5,36615</text:p>
          </table:table-cell>
          <table:table-cell office:value-type="float" office:value="7.34767" calcext:value-type="float">
            <text:p>7,34767</text:p>
          </table:table-cell>
          <table:table-cell office:value-type="float" office:value="-1.33407" calcext:value-type="float">
            <text:p>-1,33407</text:p>
          </table:table-cell>
          <table:table-cell office:value-type="float" office:value="-0.503328" calcext:value-type="float">
            <text:p>-0,503328</text:p>
          </table:table-cell>
        </table:table-row>
        <table:table-row table:style-name="ro1">
          <table:table-cell office:value-type="float" office:value="5.22885" calcext:value-type="float">
            <text:p>5,22885</text:p>
          </table:table-cell>
          <table:table-cell office:value-type="float" office:value="7.29345" calcext:value-type="float">
            <text:p>7,29345</text:p>
          </table:table-cell>
          <table:table-cell office:value-type="float" office:value="-1.41185" calcext:value-type="float">
            <text:p>-1,41185</text:p>
          </table:table-cell>
          <table:table-cell office:value-type="float" office:value="-0.58111" calcext:value-type="float">
            <text:p>-0,58111</text:p>
          </table:table-cell>
        </table:table-row>
        <table:table-row table:style-name="ro1">
          <table:table-cell office:value-type="float" office:value="5.08875" calcext:value-type="float">
            <text:p>5,08875</text:p>
          </table:table-cell>
          <table:table-cell office:value-type="float" office:value="7.24073" calcext:value-type="float">
            <text:p>7,24073</text:p>
          </table:table-cell>
          <table:table-cell office:value-type="float" office:value="-1.39028" calcext:value-type="float">
            <text:p>-1,39028</text:p>
          </table:table-cell>
          <table:table-cell office:value-type="float" office:value="-0.473246" calcext:value-type="float">
            <text:p>-0,473246</text:p>
          </table:table-cell>
        </table:table-row>
        <table:table-row table:style-name="ro1">
          <table:table-cell office:value-type="float" office:value="4.94538" calcext:value-type="float">
            <text:p>4,94538</text:p>
          </table:table-cell>
          <table:table-cell office:value-type="float" office:value="7.19003" calcext:value-type="float">
            <text:p>7,19003</text:p>
          </table:table-cell>
          <table:table-cell office:value-type="float" office:value="-1.47711" calcext:value-type="float">
            <text:p>-1,47711</text:p>
          </table:table-cell>
          <table:table-cell office:value-type="float" office:value="-0.540779" calcext:value-type="float">
            <text:p>-0,540779</text:p>
          </table:table-cell>
        </table:table-row>
        <table:table-row table:style-name="ro1">
          <table:table-cell office:value-type="float" office:value="4.79874" calcext:value-type="float">
            <text:p>4,79874</text:p>
          </table:table-cell>
          <table:table-cell office:value-type="float" office:value="7.14134" calcext:value-type="float">
            <text:p>7,14134</text:p>
          </table:table-cell>
          <table:table-cell office:value-type="float" office:value="-1.45554" calcext:value-type="float">
            <text:p>-1,45554</text:p>
          </table:table-cell>
          <table:table-cell office:value-type="float" office:value="-0.432916" calcext:value-type="float">
            <text:p>-0,432916</text:p>
          </table:table-cell>
        </table:table-row>
        <table:table-row table:style-name="ro1">
          <table:table-cell office:value-type="float" office:value="4.65427" calcext:value-type="float">
            <text:p>4,65427</text:p>
          </table:table-cell>
          <table:table-cell office:value-type="float" office:value="7.10345" calcext:value-type="float">
            <text:p>7,10345</text:p>
          </table:table-cell>
          <table:table-cell office:value-type="float" office:value="-1.43397" calcext:value-type="float">
            <text:p>-1,43397</text:p>
          </table:table-cell>
          <table:table-cell office:value-type="float" office:value="-0.325052" calcext:value-type="float">
            <text:p>-0,325052</text:p>
          </table:table-cell>
        </table:table-row>
        <table:table-row table:style-name="ro1">
          <table:table-cell office:value-type="float" office:value="4.51195" calcext:value-type="float">
            <text:p>4,51195</text:p>
          </table:table-cell>
          <table:table-cell office:value-type="float" office:value="7.07633" calcext:value-type="float">
            <text:p>7,07633</text:p>
          </table:table-cell>
          <table:table-cell office:value-type="float" office:value="-1.41239" calcext:value-type="float">
            <text:p>-1,41239</text:p>
          </table:table-cell>
          <table:table-cell office:value-type="float" office:value="-0.217188" calcext:value-type="float">
            <text:p>-0,217188</text:p>
          </table:table-cell>
        </table:table-row>
        <table:table-row table:style-name="ro1">
          <table:table-cell office:value-type="float" office:value="4.37179" calcext:value-type="float">
            <text:p>4,37179</text:p>
          </table:table-cell>
          <table:table-cell office:value-type="float" office:value="7.06001" calcext:value-type="float">
            <text:p>7,06001</text:p>
          </table:table-cell>
          <table:table-cell office:value-type="float" office:value="-1.39082" calcext:value-type="float">
            <text:p>-1,39082</text:p>
          </table:table-cell>
          <table:table-cell office:value-type="float" office:value="-0.109324" calcext:value-type="float">
            <text:p>-0,109324</text:p>
          </table:table-cell>
        </table:table-row>
        <table:table-row table:style-name="ro1">
          <table:table-cell office:value-type="float" office:value="4.23379" calcext:value-type="float">
            <text:p>4,23379</text:p>
          </table:table-cell>
          <table:table-cell office:value-type="float" office:value="7.05447" calcext:value-type="float">
            <text:p>7,05447</text:p>
          </table:table-cell>
          <table:table-cell office:value-type="float" office:value="-1.36925" calcext:value-type="float">
            <text:p>-1,36925</text:p>
          </table:table-cell>
          <table:table-cell office:value-type="float" office:value="-0.00146004" calcext:value-type="float">
            <text:p>-0,00146004</text:p>
          </table:table-cell>
        </table:table-row>
        <table:table-row table:style-name="ro1">
          <table:table-cell office:value-type="float" office:value="4.09794" calcext:value-type="float">
            <text:p>4,09794</text:p>
          </table:table-cell>
          <table:table-cell office:value-type="float" office:value="7.05972" calcext:value-type="float">
            <text:p>7,05972</text:p>
          </table:table-cell>
          <table:table-cell office:value-type="float" office:value="-1.34767" calcext:value-type="float">
            <text:p>-1,34767</text:p>
          </table:table-cell>
          <table:table-cell office:value-type="float" office:value="0.106404" calcext:value-type="float">
            <text:p>0,106404</text:p>
          </table:table-cell>
        </table:table-row>
        <table:table-row table:style-name="ro1">
          <table:table-cell office:value-type="float" office:value="3.96425" calcext:value-type="float">
            <text:p>3,96425</text:p>
          </table:table-cell>
          <table:table-cell office:value-type="float" office:value="7.07575" calcext:value-type="float">
            <text:p>7,07575</text:p>
          </table:table-cell>
          <table:table-cell office:value-type="float" office:value="-1.3261" calcext:value-type="float">
            <text:p>-1,3261</text:p>
          </table:table-cell>
          <table:table-cell office:value-type="float" office:value="0.214268" calcext:value-type="float">
            <text:p>0,214268</text:p>
          </table:table-cell>
        </table:table-row>
        <table:table-row table:style-name="ro1">
          <table:table-cell office:value-type="float" office:value="3.83272" calcext:value-type="float">
            <text:p>3,83272</text:p>
          </table:table-cell>
          <table:table-cell office:value-type="float" office:value="7.10257" calcext:value-type="float">
            <text:p>7,10257</text:p>
          </table:table-cell>
          <table:table-cell office:value-type="float" office:value="-1.30453" calcext:value-type="float">
            <text:p>-1,30453</text:p>
          </table:table-cell>
          <table:table-cell office:value-type="float" office:value="0.322132" calcext:value-type="float">
            <text:p>0,322132</text:p>
          </table:table-cell>
        </table:table-row>
        <table:table-row table:style-name="ro1">
          <table:table-cell office:value-type="float" office:value="3.70335" calcext:value-type="float">
            <text:p>3,70335</text:p>
          </table:table-cell>
          <table:table-cell office:value-type="float" office:value="7.14018" calcext:value-type="float">
            <text:p>7,14018</text:p>
          </table:table-cell>
          <table:table-cell office:value-type="float" office:value="-1.28296" calcext:value-type="float">
            <text:p>-1,28296</text:p>
          </table:table-cell>
          <table:table-cell office:value-type="float" office:value="0.429995" calcext:value-type="float">
            <text:p>0,429995</text:p>
          </table:table-cell>
        </table:table-row>
        <table:table-row table:style-name="ro1">
          <table:table-cell office:value-type="float" office:value="3.57613" calcext:value-type="float">
            <text:p>3,57613</text:p>
          </table:table-cell>
          <table:table-cell office:value-type="float" office:value="7.18857" calcext:value-type="float">
            <text:p>7,18857</text:p>
          </table:table-cell>
          <table:table-cell office:value-type="float" office:value="-1.26138" calcext:value-type="float">
            <text:p>-1,26138</text:p>
          </table:table-cell>
          <table:table-cell office:value-type="float" office:value="0.537859" calcext:value-type="float">
            <text:p>0,537859</text:p>
          </table:table-cell>
        </table:table-row>
        <table:table-row table:style-name="ro1">
          <table:table-cell office:value-type="float" office:value="3.45107" calcext:value-type="float">
            <text:p>3,45107</text:p>
          </table:table-cell>
          <table:table-cell office:value-type="float" office:value="7.24775" calcext:value-type="float">
            <text:p>7,24775</text:p>
          </table:table-cell>
          <table:table-cell office:value-type="float" office:value="-1.23981" calcext:value-type="float">
            <text:p>-1,23981</text:p>
          </table:table-cell>
          <table:table-cell office:value-type="float" office:value="0.645723" calcext:value-type="float">
            <text:p>0,645723</text:p>
          </table:table-cell>
        </table:table-row>
        <table:table-row table:style-name="ro1">
          <table:table-cell office:value-type="float" office:value="3.32817" calcext:value-type="float">
            <text:p>3,32817</text:p>
          </table:table-cell>
          <table:table-cell office:value-type="float" office:value="7.31771" calcext:value-type="float">
            <text:p>7,31771</text:p>
          </table:table-cell>
          <table:table-cell office:value-type="float" office:value="-1.21824" calcext:value-type="float">
            <text:p>-1,21824</text:p>
          </table:table-cell>
          <table:table-cell office:value-type="float" office:value="0.753587" calcext:value-type="float">
            <text:p>0,753587</text:p>
          </table:table-cell>
        </table:table-row>
        <table:table-row table:style-name="ro1">
          <table:table-cell office:value-type="float" office:value="3.20742" calcext:value-type="float">
            <text:p>3,20742</text:p>
          </table:table-cell>
          <table:table-cell office:value-type="float" office:value="7.39847" calcext:value-type="float">
            <text:p>7,39847</text:p>
          </table:table-cell>
          <table:table-cell office:value-type="float" office:value="-1.19666" calcext:value-type="float">
            <text:p>-1,19666</text:p>
          </table:table-cell>
          <table:table-cell office:value-type="float" office:value="0.861451" calcext:value-type="float">
            <text:p>0,861451</text:p>
          </table:table-cell>
        </table:table-row>
        <table:table-row table:style-name="ro1">
          <table:table-cell office:value-type="float" office:value="3.08883" calcext:value-type="float">
            <text:p>3,08883</text:p>
          </table:table-cell>
          <table:table-cell office:value-type="float" office:value="7.49" calcext:value-type="float">
            <text:p>7,49</text:p>
          </table:table-cell>
          <table:table-cell office:value-type="float" office:value="-1.17509" calcext:value-type="float">
            <text:p>-1,17509</text:p>
          </table:table-cell>
          <table:table-cell office:value-type="float" office:value="0.969315" calcext:value-type="float">
            <text:p>0,969315</text:p>
          </table:table-cell>
        </table:table-row>
        <table:table-row table:style-name="ro1">
          <table:table-cell office:value-type="float" office:value="2.9724" calcext:value-type="float">
            <text:p>2,9724</text:p>
          </table:table-cell>
          <table:table-cell office:value-type="float" office:value="7.59233" calcext:value-type="float">
            <text:p>7,59233</text:p>
          </table:table-cell>
          <table:table-cell office:value-type="float" office:value="-1.15352" calcext:value-type="float">
            <text:p>-1,15352</text:p>
          </table:table-cell>
          <table:table-cell office:value-type="float" office:value="1.07718" calcext:value-type="float">
            <text:p>1,07718</text:p>
          </table:table-cell>
        </table:table-row>
        <table:table-row table:style-name="ro1">
          <table:table-cell office:value-type="float" office:value="2.85813" calcext:value-type="float">
            <text:p>2,85813</text:p>
          </table:table-cell>
          <table:table-cell office:value-type="float" office:value="7.70544" calcext:value-type="float">
            <text:p>7,70544</text:p>
          </table:table-cell>
          <table:table-cell office:value-type="float" office:value="-1.13195" calcext:value-type="float">
            <text:p>-1,13195</text:p>
          </table:table-cell>
          <table:table-cell office:value-type="float" office:value="1.18504" calcext:value-type="float">
            <text:p>1,18504</text:p>
          </table:table-cell>
        </table:table-row>
        <table:table-row table:style-name="ro1">
          <table:table-cell office:value-type="float" office:value="2.74601" calcext:value-type="float">
            <text:p>2,74601</text:p>
          </table:table-cell>
          <table:table-cell office:value-type="float" office:value="7.82934" calcext:value-type="float">
            <text:p>7,82934</text:p>
          </table:table-cell>
          <table:table-cell office:value-type="float" office:value="-1.11037" calcext:value-type="float">
            <text:p>-1,11037</text:p>
          </table:table-cell>
          <table:table-cell office:value-type="float" office:value="1.29291" calcext:value-type="float">
            <text:p>1,29291</text:p>
          </table:table-cell>
        </table:table-row>
        <table:table-row table:style-name="ro1">
          <table:table-cell office:value-type="float" office:value="2.63606" calcext:value-type="float">
            <text:p>2,63606</text:p>
          </table:table-cell>
          <table:table-cell office:value-type="float" office:value="7.96402" calcext:value-type="float">
            <text:p>7,96402</text:p>
          </table:table-cell>
          <table:table-cell office:value-type="float" office:value="-1.0888" calcext:value-type="float">
            <text:p>-1,0888</text:p>
          </table:table-cell>
          <table:table-cell office:value-type="float" office:value="1.40077" calcext:value-type="float">
            <text:p>1,40077</text:p>
          </table:table-cell>
        </table:table-row>
        <table:table-row table:style-name="ro1">
          <table:table-cell office:value-type="float" office:value="2.52825" calcext:value-type="float">
            <text:p>2,52825</text:p>
          </table:table-cell>
          <table:table-cell office:value-type="float" office:value="8.10949" calcext:value-type="float">
            <text:p>8,10949</text:p>
          </table:table-cell>
          <table:table-cell office:value-type="float" office:value="-1.06723" calcext:value-type="float">
            <text:p>-1,06723</text:p>
          </table:table-cell>
          <table:table-cell office:value-type="float" office:value="1.50863" calcext:value-type="float">
            <text:p>1,50863</text:p>
          </table:table-cell>
        </table:table-row>
        <table:table-row table:style-name="ro1">
          <table:table-cell office:value-type="float" office:value="2.42261" calcext:value-type="float">
            <text:p>2,42261</text:p>
          </table:table-cell>
          <table:table-cell office:value-type="float" office:value="8.26575" calcext:value-type="float">
            <text:p>8,26575</text:p>
          </table:table-cell>
          <table:table-cell office:value-type="float" office:value="-1.04566" calcext:value-type="float">
            <text:p>-1,04566</text:p>
          </table:table-cell>
          <table:table-cell office:value-type="float" office:value="1.6165" calcext:value-type="float">
            <text:p>1,6165</text:p>
          </table:table-cell>
        </table:table-row>
        <table:table-row table:style-name="ro1">
          <table:table-cell office:value-type="float" office:value="2.31912" calcext:value-type="float">
            <text:p>2,31912</text:p>
          </table:table-cell>
          <table:table-cell office:value-type="float" office:value="8.43279" calcext:value-type="float">
            <text:p>8,43279</text:p>
          </table:table-cell>
          <table:table-cell office:value-type="float" office:value="-1.02408" calcext:value-type="float">
            <text:p>-1,02408</text:p>
          </table:table-cell>
          <table:table-cell office:value-type="float" office:value="1.72436" calcext:value-type="float">
            <text:p>1,72436</text:p>
          </table:table-cell>
        </table:table-row>
        <table:table-row table:style-name="ro1">
          <table:table-cell office:value-type="float" office:value="2.21779" calcext:value-type="float">
            <text:p>2,21779</text:p>
          </table:table-cell>
          <table:table-cell office:value-type="float" office:value="8.61062" calcext:value-type="float">
            <text:p>8,61062</text:p>
          </table:table-cell>
          <table:table-cell office:value-type="float" office:value="-1.00251" calcext:value-type="float">
            <text:p>-1,00251</text:p>
          </table:table-cell>
          <table:table-cell office:value-type="float" office:value="1.83223" calcext:value-type="float">
            <text:p>1,83223</text:p>
          </table:table-cell>
        </table:table-row>
        <table:table-row table:style-name="ro1">
          <table:table-cell office:value-type="float" office:value="2.11862" calcext:value-type="float">
            <text:p>2,11862</text:p>
          </table:table-cell>
          <table:table-cell office:value-type="float" office:value="8.79924" calcext:value-type="float">
            <text:p>8,79924</text:p>
          </table:table-cell>
          <table:table-cell office:value-type="float" office:value="-0.980937" calcext:value-type="float">
            <text:p>-0,980937</text:p>
          </table:table-cell>
          <table:table-cell office:value-type="float" office:value="1.94009" calcext:value-type="float">
            <text:p>1,94009</text:p>
          </table:table-cell>
        </table:table-row>
        <table:table-row table:style-name="ro1">
          <table:table-cell office:value-type="float" office:value="2.02161" calcext:value-type="float">
            <text:p>2,02161</text:p>
          </table:table-cell>
          <table:table-cell office:value-type="float" office:value="8.99864" calcext:value-type="float">
            <text:p>8,99864</text:p>
          </table:table-cell>
          <table:table-cell office:value-type="float" office:value="-0.959364" calcext:value-type="float">
            <text:p>-0,959364</text:p>
          </table:table-cell>
          <table:table-cell office:value-type="float" office:value="2.04795" calcext:value-type="float">
            <text:p>2,04795</text:p>
          </table:table-cell>
        </table:table-row>
        <table:table-row table:style-name="ro1">
          <table:table-cell office:value-type="float" office:value="1.92675" calcext:value-type="float">
            <text:p>1,92675</text:p>
          </table:table-cell>
          <table:table-cell office:value-type="float" office:value="9.20883" calcext:value-type="float">
            <text:p>9,20883</text:p>
          </table:table-cell>
          <table:table-cell office:value-type="float" office:value="-0.937791" calcext:value-type="float">
            <text:p>-0,937791</text:p>
          </table:table-cell>
          <table:table-cell office:value-type="float" office:value="2.15582" calcext:value-type="float">
            <text:p>2,15582</text:p>
          </table:table-cell>
        </table:table-row>
        <table:table-row table:style-name="ro1">
          <table:table-cell office:value-type="float" office:value="1.83405" calcext:value-type="float">
            <text:p>1,83405</text:p>
          </table:table-cell>
          <table:table-cell office:value-type="float" office:value="9.4298" calcext:value-type="float">
            <text:p>9,4298</text:p>
          </table:table-cell>
          <table:table-cell office:value-type="float" office:value="-0.916218" calcext:value-type="float">
            <text:p>-0,916218</text:p>
          </table:table-cell>
          <table:table-cell office:value-type="float" office:value="2.26368" calcext:value-type="float">
            <text:p>2,26368</text:p>
          </table:table-cell>
        </table:table-row>
        <table:table-row table:style-name="ro1">
          <table:table-cell office:value-type="float" office:value="1.74362" calcext:value-type="float">
            <text:p>1,74362</text:p>
          </table:table-cell>
          <table:table-cell office:value-type="float" office:value="9.6508" calcext:value-type="float">
            <text:p>9,6508</text:p>
          </table:table-cell>
          <table:table-cell office:value-type="float" office:value="-0.892356" calcext:value-type="float">
            <text:p>-0,892356</text:p>
          </table:table-cell>
          <table:table-cell office:value-type="float" office:value="2.1563" calcext:value-type="float">
            <text:p>2,1563</text:p>
          </table:table-cell>
        </table:table-row>
        <table:table-row table:style-name="ro1">
          <table:table-cell office:value-type="float" office:value="1.65558" calcext:value-type="float">
            <text:p>1,65558</text:p>
          </table:table-cell>
          <table:table-cell office:value-type="float" office:value="9.86106" calcext:value-type="float">
            <text:p>9,86106</text:p>
          </table:table-cell>
          <table:table-cell office:value-type="float" office:value="-0.868494" calcext:value-type="float">
            <text:p>-0,868494</text:p>
          </table:table-cell>
          <table:table-cell office:value-type="float" office:value="2.04892" calcext:value-type="float">
            <text:p>2,04892</text:p>
          </table:table-cell>
        </table:table-row>
        <table:table-row table:style-name="ro1">
          <table:table-cell office:value-type="float" office:value="1.56992" calcext:value-type="float">
            <text:p>1,56992</text:p>
          </table:table-cell>
          <table:table-cell office:value-type="float" office:value="10.0606" calcext:value-type="float">
            <text:p>10,0606</text:p>
          </table:table-cell>
          <table:table-cell office:value-type="float" office:value="-0.844631" calcext:value-type="float">
            <text:p>-0,844631</text:p>
          </table:table-cell>
          <table:table-cell office:value-type="float" office:value="1.94154" calcext:value-type="float">
            <text:p>1,94154</text:p>
          </table:table-cell>
        </table:table-row>
        <table:table-row table:style-name="ro1">
          <table:table-cell office:value-type="float" office:value="1.48665" calcext:value-type="float">
            <text:p>1,48665</text:p>
          </table:table-cell>
          <table:table-cell office:value-type="float" office:value="10.2494" calcext:value-type="float">
            <text:p>10,2494</text:p>
          </table:table-cell>
          <table:table-cell office:value-type="float" office:value="-0.820769" calcext:value-type="float">
            <text:p>-0,820769</text:p>
          </table:table-cell>
          <table:table-cell office:value-type="float" office:value="1.83416" calcext:value-type="float">
            <text:p>1,83416</text:p>
          </table:table-cell>
        </table:table-row>
        <table:table-row table:style-name="ro1">
          <table:table-cell office:value-type="float" office:value="1.40577" calcext:value-type="float">
            <text:p>1,40577</text:p>
          </table:table-cell>
          <table:table-cell office:value-type="float" office:value="10.4274" calcext:value-type="float">
            <text:p>10,4274</text:p>
          </table:table-cell>
          <table:table-cell office:value-type="float" office:value="-0.796907" calcext:value-type="float">
            <text:p>-0,796907</text:p>
          </table:table-cell>
          <table:table-cell office:value-type="float" office:value="1.72678" calcext:value-type="float">
            <text:p>1,72678</text:p>
          </table:table-cell>
        </table:table-row>
        <table:table-row table:style-name="ro1">
          <table:table-cell office:value-type="float" office:value="1.32727" calcext:value-type="float">
            <text:p>1,32727</text:p>
          </table:table-cell>
          <table:table-cell office:value-type="float" office:value="10.5947" calcext:value-type="float">
            <text:p>10,5947</text:p>
          </table:table-cell>
          <table:table-cell office:value-type="float" office:value="-0.773044" calcext:value-type="float">
            <text:p>-0,773044</text:p>
          </table:table-cell>
          <table:table-cell office:value-type="float" office:value="1.6194" calcext:value-type="float">
            <text:p>1,6194</text:p>
          </table:table-cell>
        </table:table-row>
        <table:table-row table:style-name="ro1">
          <table:table-cell office:value-type="float" office:value="1.25057" calcext:value-type="float">
            <text:p>1,25057</text:p>
          </table:table-cell>
          <table:table-cell office:value-type="float" office:value="10.7512" calcext:value-type="float">
            <text:p>10,7512</text:p>
          </table:table-cell>
          <table:table-cell office:value-type="float" office:value="-0.760897" calcext:value-type="float">
            <text:p>-0,760897</text:p>
          </table:table-cell>
          <table:table-cell office:value-type="float" office:value="1.51007" calcext:value-type="float">
            <text:p>1,51007</text:p>
          </table:table-cell>
        </table:table-row>
        <table:table-row table:style-name="ro1">
          <table:table-cell office:value-type="float" office:value="1.17568" calcext:value-type="float">
            <text:p>1,17568</text:p>
          </table:table-cell>
          <table:table-cell office:value-type="float" office:value="10.8968" calcext:value-type="float">
            <text:p>10,8968</text:p>
          </table:table-cell>
          <table:table-cell office:value-type="float" office:value="-0.737035" calcext:value-type="float">
            <text:p>-0,737035</text:p>
          </table:table-cell>
          <table:table-cell office:value-type="float" office:value="1.40269" calcext:value-type="float">
            <text:p>1,40269</text:p>
          </table:table-cell>
        </table:table-row>
        <table:table-row table:style-name="ro1">
          <table:table-cell office:value-type="float" office:value="1.10258" calcext:value-type="float">
            <text:p>1,10258</text:p>
          </table:table-cell>
          <table:table-cell office:value-type="float" office:value="11.0316" calcext:value-type="float">
            <text:p>11,0316</text:p>
          </table:table-cell>
          <table:table-cell office:value-type="float" office:value="-0.724887" calcext:value-type="float">
            <text:p>-0,724887</text:p>
          </table:table-cell>
          <table:table-cell office:value-type="float" office:value="1.29336" calcext:value-type="float">
            <text:p>1,29336</text:p>
          </table:table-cell>
        </table:table-row>
        <table:table-row table:style-name="ro1">
          <table:table-cell office:value-type="float" office:value="1.03128" calcext:value-type="float">
            <text:p>1,03128</text:p>
          </table:table-cell>
          <table:table-cell office:value-type="float" office:value="11.1556" calcext:value-type="float">
            <text:p>11,1556</text:p>
          </table:table-cell>
          <table:table-cell office:value-type="float" office:value="-0.701025" calcext:value-type="float">
            <text:p>-0,701025</text:p>
          </table:table-cell>
          <table:table-cell office:value-type="float" office:value="1.18598" calcext:value-type="float">
            <text:p>1,18598</text:p>
          </table:table-cell>
        </table:table-row>
        <table:table-row table:style-name="ro1">
          <table:table-cell office:value-type="float" office:value="0.961789" calcext:value-type="float">
            <text:p>0,961789</text:p>
          </table:table-cell>
          <table:table-cell office:value-type="float" office:value="11.2687" calcext:value-type="float">
            <text:p>11,2687</text:p>
          </table:table-cell>
          <table:table-cell office:value-type="float" office:value="-0.688877" calcext:value-type="float">
            <text:p>-0,688877</text:p>
          </table:table-cell>
          <table:table-cell office:value-type="float" office:value="1.07666" calcext:value-type="float">
            <text:p>1,07666</text:p>
          </table:table-cell>
        </table:table-row>
        <table:table-row table:style-name="ro1">
          <table:table-cell office:value-type="float" office:value="0.894094" calcext:value-type="float">
            <text:p>0,894094</text:p>
          </table:table-cell>
          <table:table-cell office:value-type="float" office:value="11.371" calcext:value-type="float">
            <text:p>11,371</text:p>
          </table:table-cell>
          <table:table-cell office:value-type="float" office:value="-0.665015" calcext:value-type="float">
            <text:p>-0,665015</text:p>
          </table:table-cell>
          <table:table-cell office:value-type="float" office:value="0.969274" calcext:value-type="float">
            <text:p>0,969274</text:p>
          </table:table-cell>
        </table:table-row>
        <table:table-row table:style-name="ro1">
          <table:table-cell office:value-type="float" office:value="0.8282" calcext:value-type="float">
            <text:p>0,8282</text:p>
          </table:table-cell>
          <table:table-cell office:value-type="float" office:value="11.4625" calcext:value-type="float">
            <text:p>11,4625</text:p>
          </table:table-cell>
          <table:table-cell office:value-type="float" office:value="-0.652867" calcext:value-type="float">
            <text:p>-0,652867</text:p>
          </table:table-cell>
          <table:table-cell office:value-type="float" office:value="0.859947" calcext:value-type="float">
            <text:p>0,859947</text:p>
          </table:table-cell>
        </table:table-row>
        <table:table-row table:style-name="ro1">
          <table:table-cell office:value-type="float" office:value="0.764107" calcext:value-type="float">
            <text:p>0,764107</text:p>
          </table:table-cell>
          <table:table-cell office:value-type="float" office:value="11.5431" calcext:value-type="float">
            <text:p>11,5431</text:p>
          </table:table-cell>
          <table:table-cell office:value-type="float" office:value="-0.629005" calcext:value-type="float">
            <text:p>-0,629005</text:p>
          </table:table-cell>
          <table:table-cell office:value-type="float" office:value="0.752567" calcext:value-type="float">
            <text:p>0,752567</text:p>
          </table:table-cell>
        </table:table-row>
        <table:table-row table:style-name="ro1">
          <table:table-cell office:value-type="float" office:value="0.701814" calcext:value-type="float">
            <text:p>0,701814</text:p>
          </table:table-cell>
          <table:table-cell office:value-type="float" office:value="11.6129" calcext:value-type="float">
            <text:p>11,6129</text:p>
          </table:table-cell>
          <table:table-cell office:value-type="float" office:value="-0.616858" calcext:value-type="float">
            <text:p>-0,616858</text:p>
          </table:table-cell>
          <table:table-cell office:value-type="float" office:value="0.64324" calcext:value-type="float">
            <text:p>0,64324</text:p>
          </table:table-cell>
        </table:table-row>
        <table:table-row table:style-name="ro1">
          <table:table-cell office:value-type="float" office:value="0.641321" calcext:value-type="float">
            <text:p>0,641321</text:p>
          </table:table-cell>
          <table:table-cell office:value-type="float" office:value="11.6719" calcext:value-type="float">
            <text:p>11,6719</text:p>
          </table:table-cell>
          <table:table-cell office:value-type="float" office:value="-0.592995" calcext:value-type="float">
            <text:p>-0,592995</text:p>
          </table:table-cell>
          <table:table-cell office:value-type="float" office:value="0.535859" calcext:value-type="float">
            <text:p>0,535859</text:p>
          </table:table-cell>
        </table:table-row>
        <table:table-row table:style-name="ro1">
          <table:table-cell office:value-type="float" office:value="0.582629" calcext:value-type="float">
            <text:p>0,582629</text:p>
          </table:table-cell>
          <table:table-cell office:value-type="float" office:value="11.72" calcext:value-type="float">
            <text:p>11,72</text:p>
          </table:table-cell>
          <table:table-cell office:value-type="float" office:value="-0.580848" calcext:value-type="float">
            <text:p>-0,580848</text:p>
          </table:table-cell>
          <table:table-cell office:value-type="float" office:value="0.426532" calcext:value-type="float">
            <text:p>0,426532</text:p>
          </table:table-cell>
        </table:table-row>
        <table:table-row table:style-name="ro1">
          <table:table-cell office:value-type="float" office:value="0.525737" calcext:value-type="float">
            <text:p>0,525737</text:p>
          </table:table-cell>
          <table:table-cell office:value-type="float" office:value="11.7573" calcext:value-type="float">
            <text:p>11,7573</text:p>
          </table:table-cell>
          <table:table-cell office:value-type="float" office:value="-0.556985" calcext:value-type="float">
            <text:p>-0,556985</text:p>
          </table:table-cell>
          <table:table-cell office:value-type="float" office:value="0.319151" calcext:value-type="float">
            <text:p>0,319151</text:p>
          </table:table-cell>
        </table:table-row>
        <table:table-row table:style-name="ro1">
          <table:table-cell office:value-type="float" office:value="0.470646" calcext:value-type="float">
            <text:p>0,470646</text:p>
          </table:table-cell>
          <table:table-cell office:value-type="float" office:value="11.7837" calcext:value-type="float">
            <text:p>11,7837</text:p>
          </table:table-cell>
          <table:table-cell office:value-type="float" office:value="-0.544838" calcext:value-type="float">
            <text:p>-0,544838</text:p>
          </table:table-cell>
          <table:table-cell office:value-type="float" office:value="0.209824" calcext:value-type="float">
            <text:p>0,209824</text:p>
          </table:table-cell>
        </table:table-row>
        <table:table-row table:style-name="ro1">
          <table:table-cell office:value-type="float" office:value="0.417355" calcext:value-type="float">
            <text:p>0,417355</text:p>
          </table:table-cell>
          <table:table-cell office:value-type="float" office:value="11.7993" calcext:value-type="float">
            <text:p>11,7993</text:p>
          </table:table-cell>
          <table:table-cell office:value-type="float" office:value="-0.520976" calcext:value-type="float">
            <text:p>-0,520976</text:p>
          </table:table-cell>
          <table:table-cell office:value-type="float" office:value="0.102443" calcext:value-type="float">
            <text:p>0,102443</text:p>
          </table:table-cell>
        </table:table-row>
        <table:table-row table:style-name="ro1">
          <table:table-cell office:value-type="float" office:value="0.365865" calcext:value-type="float">
            <text:p>0,365865</text:p>
          </table:table-cell>
          <table:table-cell office:value-type="float" office:value="11.8041" calcext:value-type="float">
            <text:p>11,8041</text:p>
          </table:table-cell>
          <table:table-cell office:value-type="float" office:value="-0.508828" calcext:value-type="float">
            <text:p>-0,508828</text:p>
          </table:table-cell>
          <table:table-cell office:value-type="float" office:value="-0.00688386" calcext:value-type="float">
            <text:p>-0,00688386</text:p>
          </table:table-cell>
        </table:table-row>
        <table:table-row table:style-name="ro1">
          <table:table-cell office:value-type="float" office:value="0.316175" calcext:value-type="float">
            <text:p>0,316175</text:p>
          </table:table-cell>
          <table:table-cell office:value-type="float" office:value="11.7981" calcext:value-type="float">
            <text:p>11,7981</text:p>
          </table:table-cell>
          <table:table-cell office:value-type="float" office:value="-0.484966" calcext:value-type="float">
            <text:p>-0,484966</text:p>
          </table:table-cell>
          <table:table-cell office:value-type="float" office:value="-0.114264" calcext:value-type="float">
            <text:p>-0,114264</text:p>
          </table:table-cell>
        </table:table-row>
        <table:table-row table:style-name="ro1">
          <table:table-cell office:value-type="float" office:value="0.268286" calcext:value-type="float">
            <text:p>0,268286</text:p>
          </table:table-cell>
          <table:table-cell office:value-type="float" office:value="11.7812" calcext:value-type="float">
            <text:p>11,7812</text:p>
          </table:table-cell>
          <table:table-cell office:value-type="float" office:value="-0.472818" calcext:value-type="float">
            <text:p>-0,472818</text:p>
          </table:table-cell>
          <table:table-cell office:value-type="float" office:value="-0.223592" calcext:value-type="float">
            <text:p>-0,223592</text:p>
          </table:table-cell>
        </table:table-row>
        <table:table-row table:style-name="ro1">
          <table:table-cell office:value-type="float" office:value="0.222197" calcext:value-type="float">
            <text:p>0,222197</text:p>
          </table:table-cell>
          <table:table-cell office:value-type="float" office:value="11.7534" calcext:value-type="float">
            <text:p>11,7534</text:p>
          </table:table-cell>
          <table:table-cell office:value-type="float" office:value="-0.448956" calcext:value-type="float">
            <text:p>-0,448956</text:p>
          </table:table-cell>
          <table:table-cell office:value-type="float" office:value="-0.330972" calcext:value-type="float">
            <text:p>-0,330972</text:p>
          </table:table-cell>
        </table:table-row>
        <table:table-row table:style-name="ro1">
          <table:table-cell office:value-type="float" office:value="0.177909" calcext:value-type="float">
            <text:p>0,177909</text:p>
          </table:table-cell>
          <table:table-cell office:value-type="float" office:value="11.7149" calcext:value-type="float">
            <text:p>11,7149</text:p>
          </table:table-cell>
          <table:table-cell office:value-type="float" office:value="-0.436809" calcext:value-type="float">
            <text:p>-0,436809</text:p>
          </table:table-cell>
          <table:table-cell office:value-type="float" office:value="-0.440299" calcext:value-type="float">
            <text:p>-0,440299</text:p>
          </table:table-cell>
        </table:table-row>
        <table:table-row table:style-name="ro1">
          <table:table-cell office:value-type="float" office:value="0.135421" calcext:value-type="float">
            <text:p>0,135421</text:p>
          </table:table-cell>
          <table:table-cell office:value-type="float" office:value="11.6655" calcext:value-type="float">
            <text:p>11,6655</text:p>
          </table:table-cell>
          <table:table-cell office:value-type="float" office:value="-0.412946" calcext:value-type="float">
            <text:p>-0,412946</text:p>
          </table:table-cell>
          <table:table-cell office:value-type="float" office:value="-0.54768" calcext:value-type="float">
            <text:p>-0,54768</text:p>
          </table:table-cell>
        </table:table-row>
        <table:table-row table:style-name="ro1">
          <table:table-cell office:value-type="float" office:value="0.0947342" calcext:value-type="float">
            <text:p>0,0947342</text:p>
          </table:table-cell>
          <table:table-cell office:value-type="float" office:value="11.6052" calcext:value-type="float">
            <text:p>11,6052</text:p>
          </table:table-cell>
          <table:table-cell office:value-type="float" office:value="-0.400799" calcext:value-type="float">
            <text:p>-0,400799</text:p>
          </table:table-cell>
          <table:table-cell office:value-type="float" office:value="-0.657007" calcext:value-type="float">
            <text:p>-0,657007</text:p>
          </table:table-cell>
        </table:table-row>
        <table:table-row table:style-name="ro1">
          <table:table-cell office:value-type="float" office:value="0.0558475" calcext:value-type="float">
            <text:p>0,0558475</text:p>
          </table:table-cell>
          <table:table-cell office:value-type="float" office:value="11.5342" calcext:value-type="float">
            <text:p>11,5342</text:p>
          </table:table-cell>
          <table:table-cell office:value-type="float" office:value="-0.376936" calcext:value-type="float">
            <text:p>-0,376936</text:p>
          </table:table-cell>
          <table:table-cell office:value-type="float" office:value="-0.764388" calcext:value-type="float">
            <text:p>-0,764388</text:p>
          </table:table-cell>
        </table:table-row>
        <table:table-row table:style-name="ro1">
          <table:table-cell office:value-type="float" office:value="0.0187612" calcext:value-type="float">
            <text:p>0,0187612</text:p>
          </table:table-cell>
          <table:table-cell office:value-type="float" office:value="11.4523" calcext:value-type="float">
            <text:p>11,4523</text:p>
          </table:table-cell>
          <table:table-cell office:value-type="float" office:value="-0.364789" calcext:value-type="float">
            <text:p>-0,364789</text:p>
          </table:table-cell>
          <table:table-cell office:value-type="float" office:value="-0.873715" calcext:value-type="float">
            <text:p>-0,873715</text:p>
          </table:table-cell>
        </table:table-row>
        <table:table-row table:style-name="ro1">
          <table:table-cell office:value-type="float" office:value="-0.0165246" calcext:value-type="float">
            <text:p>-0,0165246</text:p>
          </table:table-cell>
          <table:table-cell office:value-type="float" office:value="11.3595" calcext:value-type="float">
            <text:p>11,3595</text:p>
          </table:table-cell>
          <table:table-cell office:value-type="float" office:value="-0.340927" calcext:value-type="float">
            <text:p>-0,340927</text:p>
          </table:table-cell>
          <table:table-cell office:value-type="float" office:value="-0.981096" calcext:value-type="float">
            <text:p>-0,981096</text:p>
          </table:table-cell>
        </table:table-row>
        <table:table-row table:style-name="ro1">
          <table:table-cell office:value-type="float" office:value="-0.0500099" calcext:value-type="float">
            <text:p>-0,0500099</text:p>
          </table:table-cell>
          <table:table-cell office:value-type="float" office:value="11.2559" calcext:value-type="float">
            <text:p>11,2559</text:p>
          </table:table-cell>
          <table:table-cell office:value-type="float" office:value="-0.328779" calcext:value-type="float">
            <text:p>-0,328779</text:p>
          </table:table-cell>
          <table:table-cell office:value-type="float" office:value="-1.09042" calcext:value-type="float">
            <text:p>-1,09042</text:p>
          </table:table-cell>
        </table:table-row>
        <table:table-row table:style-name="ro1">
          <table:table-cell office:value-type="float" office:value="-0.0816946" calcext:value-type="float">
            <text:p>-0,0816946</text:p>
          </table:table-cell>
          <table:table-cell office:value-type="float" office:value="11.1415" calcext:value-type="float">
            <text:p>11,1415</text:p>
          </table:table-cell>
          <table:table-cell office:value-type="float" office:value="-0.304917" calcext:value-type="float">
            <text:p>-0,304917</text:p>
          </table:table-cell>
          <table:table-cell office:value-type="float" office:value="-1.1978" calcext:value-type="float">
            <text:p>-1,1978</text:p>
          </table:table-cell>
        </table:table-row>
        <table:table-row table:style-name="ro1">
          <table:table-cell office:value-type="float" office:value="-0.111579" calcext:value-type="float">
            <text:p>-0,111579</text:p>
          </table:table-cell>
          <table:table-cell office:value-type="float" office:value="11.0163" calcext:value-type="float">
            <text:p>11,0163</text:p>
          </table:table-cell>
          <table:table-cell office:value-type="float" office:value="-0.292769" calcext:value-type="float">
            <text:p>-0,292769</text:p>
          </table:table-cell>
          <table:table-cell office:value-type="float" office:value="-1.30713" calcext:value-type="float">
            <text:p>-1,30713</text:p>
          </table:table-cell>
        </table:table-row>
        <table:table-row table:style-name="ro1">
          <table:table-cell office:value-type="float" office:value="-0.139663" calcext:value-type="float">
            <text:p>-0,139663</text:p>
          </table:table-cell>
          <table:table-cell office:value-type="float" office:value="10.8802" calcext:value-type="float">
            <text:p>10,8802</text:p>
          </table:table-cell>
          <table:table-cell office:value-type="float" office:value="-0.268907" calcext:value-type="float">
            <text:p>-0,268907</text:p>
          </table:table-cell>
          <table:table-cell office:value-type="float" office:value="-1.41451" calcext:value-type="float">
            <text:p>-1,41451</text:p>
          </table:table-cell>
        </table:table-row>
        <table:table-row table:style-name="ro1">
          <table:table-cell office:value-type="float" office:value="-0.165946" calcext:value-type="float">
            <text:p>-0,165946</text:p>
          </table:table-cell>
          <table:table-cell office:value-type="float" office:value="10.7333" calcext:value-type="float">
            <text:p>10,7333</text:p>
          </table:table-cell>
          <table:table-cell office:value-type="float" office:value="-0.256759" calcext:value-type="float">
            <text:p>-0,256759</text:p>
          </table:table-cell>
          <table:table-cell office:value-type="float" office:value="-1.52384" calcext:value-type="float">
            <text:p>-1,52384</text:p>
          </table:table-cell>
        </table:table-row>
        <table:table-row table:style-name="ro1">
          <table:table-cell office:value-type="float" office:value="-0.190429" calcext:value-type="float">
            <text:p>-0,190429</text:p>
          </table:table-cell>
          <table:table-cell office:value-type="float" office:value="10.5755" calcext:value-type="float">
            <text:p>10,5755</text:p>
          </table:table-cell>
          <table:table-cell office:value-type="float" office:value="-0.232897" calcext:value-type="float">
            <text:p>-0,232897</text:p>
          </table:table-cell>
          <table:table-cell office:value-type="float" office:value="-1.63122" calcext:value-type="float">
            <text:p>-1,63122</text:p>
          </table:table-cell>
        </table:table-row>
        <table:table-row table:style-name="ro1">
          <table:table-cell office:value-type="float" office:value="-0.213111" calcext:value-type="float">
            <text:p>-0,213111</text:p>
          </table:table-cell>
          <table:table-cell office:value-type="float" office:value="10.4069" calcext:value-type="float">
            <text:p>10,4069</text:p>
          </table:table-cell>
          <table:table-cell office:value-type="float" office:value="-0.22075" calcext:value-type="float">
            <text:p>-0,22075</text:p>
          </table:table-cell>
          <table:table-cell office:value-type="float" office:value="-1.74055" calcext:value-type="float">
            <text:p>-1,74055</text:p>
          </table:table-cell>
        </table:table-row>
        <table:table-row table:style-name="ro1">
          <table:table-cell office:value-type="float" office:value="-0.233993" calcext:value-type="float">
            <text:p>-0,233993</text:p>
          </table:table-cell>
          <table:table-cell office:value-type="float" office:value="10.2275" calcext:value-type="float">
            <text:p>10,2275</text:p>
          </table:table-cell>
          <table:table-cell office:value-type="float" office:value="-0.196887" calcext:value-type="float">
            <text:p>-0,196887</text:p>
          </table:table-cell>
          <table:table-cell office:value-type="float" office:value="-1.84793" calcext:value-type="float">
            <text:p>-1,84793</text:p>
          </table:table-cell>
        </table:table-row>
        <table:table-row table:style-name="ro1">
          <table:table-cell office:value-type="float" office:value="-0.253074" calcext:value-type="float">
            <text:p>-0,253074</text:p>
          </table:table-cell>
          <table:table-cell office:value-type="float" office:value="10.0373" calcext:value-type="float">
            <text:p>10,0373</text:p>
          </table:table-cell>
          <table:table-cell office:value-type="float" office:value="-0.18474" calcext:value-type="float">
            <text:p>-0,18474</text:p>
          </table:table-cell>
          <table:table-cell office:value-type="float" office:value="-1.95725" calcext:value-type="float">
            <text:p>-1,95725</text:p>
          </table:table-cell>
        </table:table-row>
        <table:table-row table:style-name="ro1">
          <table:table-cell office:value-type="float" office:value="-0.270355" calcext:value-type="float">
            <text:p>-0,270355</text:p>
          </table:table-cell>
          <table:table-cell office:value-type="float" office:value="9.83617" calcext:value-type="float">
            <text:p>9,83617</text:p>
          </table:table-cell>
          <table:table-cell office:value-type="float" office:value="-0.160877" calcext:value-type="float">
            <text:p>-0,160877</text:p>
          </table:table-cell>
          <table:table-cell office:value-type="float" office:value="-2.06463" calcext:value-type="float">
            <text:p>-2,06463</text:p>
          </table:table-cell>
        </table:table-row>
        <table:table-row table:style-name="ro1">
          <table:table-cell office:value-type="float" office:value="-0.285836" calcext:value-type="float">
            <text:p>-0,285836</text:p>
          </table:table-cell>
          <table:table-cell office:value-type="float" office:value="9.62424" calcext:value-type="float">
            <text:p>9,62424</text:p>
          </table:table-cell>
          <table:table-cell office:value-type="float" office:value="-0.14873" calcext:value-type="float">
            <text:p>-0,14873</text:p>
          </table:table-cell>
          <table:table-cell office:value-type="float" office:value="-2.17396" calcext:value-type="float">
            <text:p>-2,17396</text:p>
          </table:table-cell>
        </table:table-row>
        <table:table-row table:style-name="ro1">
          <table:table-cell office:value-type="float" office:value="-0.299516" calcext:value-type="float">
            <text:p>-0,299516</text:p>
          </table:table-cell>
          <table:table-cell office:value-type="float" office:value="9.40147" calcext:value-type="float">
            <text:p>9,40147</text:p>
          </table:table-cell>
          <table:table-cell office:value-type="float" office:value="-0.124868" calcext:value-type="float">
            <text:p>-0,124868</text:p>
          </table:table-cell>
          <table:table-cell office:value-type="float" office:value="-2.28134" calcext:value-type="float">
            <text:p>-2,28134</text:p>
          </table:table-cell>
        </table:table-row>
        <table:table-row table:style-name="ro1">
          <table:table-cell office:value-type="float" office:value="-0.311395" calcext:value-type="float">
            <text:p>-0,311395</text:p>
          </table:table-cell>
          <table:table-cell office:value-type="float" office:value="9.16787" calcext:value-type="float">
            <text:p>9,16787</text:p>
          </table:table-cell>
          <table:table-cell office:value-type="float" office:value="-0.11272" calcext:value-type="float">
            <text:p>-0,11272</text:p>
          </table:table-cell>
          <table:table-cell office:value-type="float" office:value="-2.39067" calcext:value-type="float">
            <text:p>-2,39067</text:p>
          </table:table-cell>
        </table:table-row>
        <table:table-row table:style-name="ro1">
          <table:table-cell office:value-type="float" office:value="-0.321474" calcext:value-type="float">
            <text:p>-0,321474</text:p>
          </table:table-cell>
          <table:table-cell office:value-type="float" office:value="8.92344" calcext:value-type="float">
            <text:p>8,92344</text:p>
          </table:table-cell>
          <table:table-cell office:value-type="float" office:value="-0.0888578" calcext:value-type="float">
            <text:p>-0,0888578</text:p>
          </table:table-cell>
          <table:table-cell office:value-type="float" office:value="-2.49805" calcext:value-type="float">
            <text:p>-2,49805</text:p>
          </table:table-cell>
        </table:table-row>
        <table:table-row table:style-name="ro1">
          <table:table-cell office:value-type="float" office:value="-0.329752" calcext:value-type="float">
            <text:p>-0,329752</text:p>
          </table:table-cell>
          <table:table-cell office:value-type="float" office:value="8.66817" calcext:value-type="float">
            <text:p>8,66817</text:p>
          </table:table-cell>
          <table:table-cell office:value-type="float" office:value="-0.0767104" calcext:value-type="float">
            <text:p>-0,0767104</text:p>
          </table:table-cell>
          <table:table-cell office:value-type="float" office:value="-2.60738" calcext:value-type="float">
            <text:p>-2,60738</text:p>
          </table:table-cell>
        </table:table-row>
        <table:table-row table:style-name="ro1">
          <table:table-cell office:value-type="float" office:value="-0.33623" calcext:value-type="float">
            <text:p>-0,33623</text:p>
          </table:table-cell>
          <table:table-cell office:value-type="float" office:value="8.40206" calcext:value-type="float">
            <text:p>8,40206</text:p>
          </table:table-cell>
          <table:table-cell office:value-type="float" office:value="-0.052848" calcext:value-type="float">
            <text:p>-0,052848</text:p>
          </table:table-cell>
          <table:table-cell office:value-type="float" office:value="-2.71476" calcext:value-type="float">
            <text:p>-2,71476</text:p>
          </table:table-cell>
        </table:table-row>
        <table:table-row table:style-name="ro1">
          <table:table-cell office:value-type="float" office:value="-0.340908" calcext:value-type="float">
            <text:p>-0,340908</text:p>
          </table:table-cell>
          <table:table-cell office:value-type="float" office:value="8.12512" calcext:value-type="float">
            <text:p>8,12512</text:p>
          </table:table-cell>
          <table:table-cell office:value-type="float" office:value="-0.0407005" calcext:value-type="float">
            <text:p>-0,0407005</text:p>
          </table:table-cell>
          <table:table-cell office:value-type="float" office:value="-2.82409" calcext:value-type="float">
            <text:p>-2,82409</text:p>
          </table:table-cell>
        </table:table-row>
        <table:table-row table:style-name="ro1">
          <table:table-cell office:value-type="float" office:value="-0.343785" calcext:value-type="float">
            <text:p>-0,343785</text:p>
          </table:table-cell>
          <table:table-cell office:value-type="float" office:value="7.83734" calcext:value-type="float">
            <text:p>7,83734</text:p>
          </table:table-cell>
          <table:table-cell office:value-type="float" office:value="-0.0168382" calcext:value-type="float">
            <text:p>-0,0168382</text:p>
          </table:table-cell>
          <table:table-cell office:value-type="float" office:value="-2.93147" calcext:value-type="float">
            <text:p>-2,93147</text:p>
          </table:table-cell>
        </table:table-row>
        <table:table-row table:style-name="ro1">
          <table:table-cell office:value-type="float" office:value="-0.344861" calcext:value-type="float">
            <text:p>-0,344861</text:p>
          </table:table-cell>
          <table:table-cell office:value-type="float" office:value="7.53873" calcext:value-type="float">
            <text:p>7,53873</text:p>
          </table:table-cell>
          <table:table-cell office:value-type="float" office:value="-0.00469072" calcext:value-type="float">
            <text:p>-0,00469072</text:p>
          </table:table-cell>
          <table:table-cell office:value-type="float" office:value="-3.04079" calcext:value-type="float">
            <text:p>-3,04079</text:p>
          </table:table-cell>
        </table:table-row>
        <table:table-row table:style-name="ro1">
          <table:table-cell office:value-type="float" office:value="-0.344137" calcext:value-type="float">
            <text:p>-0,344137</text:p>
          </table:table-cell>
          <table:table-cell office:value-type="float" office:value="7.22928" calcext:value-type="float">
            <text:p>7,22928</text:p>
          </table:table-cell>
          <table:table-cell office:value-type="float" office:value="0.0191716" calcext:value-type="float">
            <text:p>0,0191716</text:p>
          </table:table-cell>
          <table:table-cell office:value-type="float" office:value="-3.14817" calcext:value-type="float">
            <text:p>-3,14817</text:p>
          </table:table-cell>
        </table:table-row>
        <table:table-row table:style-name="ro1">
          <table:table-cell office:value-type="float" office:value="-0.341612" calcext:value-type="float">
            <text:p>-0,341612</text:p>
          </table:table-cell>
          <table:table-cell office:value-type="float" office:value="6.90899" calcext:value-type="float">
            <text:p>6,90899</text:p>
          </table:table-cell>
          <table:table-cell office:value-type="float" office:value="0.0313191" calcext:value-type="float">
            <text:p>0,0313191</text:p>
          </table:table-cell>
          <table:table-cell office:value-type="float" office:value="-3.2575" calcext:value-type="float">
            <text:p>-3,2575</text:p>
          </table:table-cell>
        </table:table-row>
        <table:table-row table:style-name="ro1">
          <table:table-cell office:value-type="float" office:value="-0.337287" calcext:value-type="float">
            <text:p>-0,337287</text:p>
          </table:table-cell>
          <table:table-cell office:value-type="float" office:value="6.57788" calcext:value-type="float">
            <text:p>6,57788</text:p>
          </table:table-cell>
          <table:table-cell office:value-type="float" office:value="0.0551814" calcext:value-type="float">
            <text:p>0,0551814</text:p>
          </table:table-cell>
          <table:table-cell office:value-type="float" office:value="-3.36488" calcext:value-type="float">
            <text:p>-3,36488</text:p>
          </table:table-cell>
        </table:table-row>
        <table:table-row table:style-name="ro1">
          <table:table-cell office:value-type="float" office:value="-0.330576" calcext:value-type="float">
            <text:p>-0,330576</text:p>
          </table:table-cell>
          <table:table-cell office:value-type="float" office:value="6.23602" calcext:value-type="float">
            <text:p>6,23602</text:p>
          </table:table-cell>
          <table:table-cell office:value-type="float" office:value="0.0790438" calcext:value-type="float">
            <text:p>0,0790438</text:p>
          </table:table-cell>
          <table:table-cell office:value-type="float" office:value="-3.47226" calcext:value-type="float">
            <text:p>-3,47226</text:p>
          </table:table-cell>
        </table:table-row>
        <table:table-row table:style-name="ro1">
          <table:table-cell office:value-type="float" office:value="-0.322064" calcext:value-type="float">
            <text:p>-0,322064</text:p>
          </table:table-cell>
          <table:table-cell office:value-type="float" office:value="5.88333" calcext:value-type="float">
            <text:p>5,88333</text:p>
          </table:table-cell>
          <table:table-cell office:value-type="float" office:value="0.0911913" calcext:value-type="float">
            <text:p>0,0911913</text:p>
          </table:table-cell>
          <table:table-cell office:value-type="float" office:value="-3.58159" calcext:value-type="float">
            <text:p>-3,58159</text:p>
          </table:table-cell>
        </table:table-row>
        <table:table-row table:style-name="ro1">
          <table:table-cell office:value-type="float" office:value="-0.312338" calcext:value-type="float">
            <text:p>-0,312338</text:p>
          </table:table-cell>
          <table:table-cell office:value-type="float" office:value="5.5197" calcext:value-type="float">
            <text:p>5,5197</text:p>
          </table:table-cell>
          <table:table-cell office:value-type="float" office:value="0.103339" calcext:value-type="float">
            <text:p>0,103339</text:p>
          </table:table-cell>
          <table:table-cell office:value-type="float" office:value="-3.69092" calcext:value-type="float">
            <text:p>-3,69092</text:p>
          </table:table-cell>
        </table:table-row>
        <table:table-row table:style-name="ro1">
          <table:table-cell office:value-type="float" office:value="-0.300811" calcext:value-type="float">
            <text:p>-0,300811</text:p>
          </table:table-cell>
          <table:table-cell office:value-type="float" office:value="5.14524" calcext:value-type="float">
            <text:p>5,14524</text:p>
          </table:table-cell>
          <table:table-cell office:value-type="float" office:value="0.127201" calcext:value-type="float">
            <text:p>0,127201</text:p>
          </table:table-cell>
          <table:table-cell office:value-type="float" office:value="-3.7983" calcext:value-type="float">
            <text:p>-3,7983</text:p>
          </table:table-cell>
        </table:table-row>
        <table:table-row table:style-name="ro1">
          <table:table-cell office:value-type="float" office:value="-0.286898" calcext:value-type="float">
            <text:p>-0,286898</text:p>
          </table:table-cell>
          <table:table-cell office:value-type="float" office:value="4.76004" calcext:value-type="float">
            <text:p>4,76004</text:p>
          </table:table-cell>
          <table:table-cell office:value-type="float" office:value="0.151063" calcext:value-type="float">
            <text:p>0,151063</text:p>
          </table:table-cell>
          <table:table-cell office:value-type="float" office:value="-3.90568" calcext:value-type="float">
            <text:p>-3,90568</text:p>
          </table:table-cell>
        </table:table-row>
        <table:table-row table:style-name="ro1">
          <table:table-cell office:value-type="float" office:value="-0.271184" calcext:value-type="float">
            <text:p>-0,271184</text:p>
          </table:table-cell>
          <table:table-cell office:value-type="float" office:value="4.36401" calcext:value-type="float">
            <text:p>4,36401</text:p>
          </table:table-cell>
          <table:table-cell office:value-type="float" office:value="0.163211" calcext:value-type="float">
            <text:p>0,163211</text:p>
          </table:table-cell>
          <table:table-cell office:value-type="float" office:value="-4.015" calcext:value-type="float">
            <text:p>-4,015</text:p>
          </table:table-cell>
        </table:table-row>
        <table:table-row table:style-name="ro1">
          <table:table-cell office:value-type="float" office:value="-0.254255" calcext:value-type="float">
            <text:p>-0,254255</text:p>
          </table:table-cell>
          <table:table-cell office:value-type="float" office:value="3.95704" calcext:value-type="float">
            <text:p>3,95704</text:p>
          </table:table-cell>
          <table:table-cell office:value-type="float" office:value="0.175358" calcext:value-type="float">
            <text:p>0,175358</text:p>
          </table:table-cell>
          <table:table-cell office:value-type="float" office:value="-4.12433" calcext:value-type="float">
            <text:p>-4,12433</text:p>
          </table:table-cell>
        </table:table-row>
        <table:table-row table:style-name="ro1">
          <table:table-cell office:value-type="float" office:value="-0.235527" calcext:value-type="float">
            <text:p>-0,235527</text:p>
          </table:table-cell>
          <table:table-cell office:value-type="float" office:value="3.53924" calcext:value-type="float">
            <text:p>3,53924</text:p>
          </table:table-cell>
          <table:table-cell office:value-type="float" office:value="0.199221" calcext:value-type="float">
            <text:p>0,199221</text:p>
          </table:table-cell>
          <table:table-cell office:value-type="float" office:value="-4.23171" calcext:value-type="float">
            <text:p>-4,23171</text:p>
          </table:table-cell>
        </table:table-row>
        <table:table-row table:style-name="ro1">
          <table:table-cell office:value-type="float" office:value="-0.220412" calcext:value-type="float">
            <text:p>-0,220412</text:p>
          </table:table-cell>
          <table:table-cell office:value-type="float" office:value="3.11874" calcext:value-type="float">
            <text:p>3,11874</text:p>
          </table:table-cell>
          <table:table-cell office:value-type="float" office:value="0.103063" calcext:value-type="float">
            <text:p>0,103063</text:p>
          </table:table-cell>
          <table:table-cell office:value-type="float" office:value="-4.17829" calcext:value-type="float">
            <text:p>-4,17829</text:p>
          </table:table-cell>
        </table:table-row>
        <table:table-row table:style-name="ro1">
          <table:table-cell office:value-type="float" office:value="-0.214914" calcext:value-type="float">
            <text:p>-0,214914</text:p>
          </table:table-cell>
          <table:table-cell office:value-type="float" office:value="2.70358" calcext:value-type="float">
            <text:p>2,70358</text:p>
          </table:table-cell>
          <table:table-cell office:value-type="float" office:value="0.00690612" calcext:value-type="float">
            <text:p>0,00690612</text:p>
          </table:table-cell>
          <table:table-cell office:value-type="float" office:value="-4.12487" calcext:value-type="float">
            <text:p>-4,12487</text:p>
          </table:table-cell>
        </table:table-row>
        <table:table-row table:style-name="ro1">
          <table:table-cell office:value-type="float" office:value="-0.219031" calcext:value-type="float">
            <text:p>-0,219031</text:p>
          </table:table-cell>
          <table:table-cell office:value-type="float" office:value="2.29376" calcext:value-type="float">
            <text:p>2,29376</text:p>
          </table:table-cell>
          <table:table-cell office:value-type="float" office:value="-0.0892512" calcext:value-type="float">
            <text:p>-0,0892512</text:p>
          </table:table-cell>
          <table:table-cell office:value-type="float" office:value="-4.07145" calcext:value-type="float">
            <text:p>-4,07145</text:p>
          </table:table-cell>
        </table:table-row>
        <table:table-row table:style-name="ro1">
          <table:table-cell office:value-type="float" office:value="-0.232764" calcext:value-type="float">
            <text:p>-0,232764</text:p>
          </table:table-cell>
          <table:table-cell office:value-type="float" office:value="1.88929" calcext:value-type="float">
            <text:p>1,88929</text:p>
          </table:table-cell>
          <table:table-cell office:value-type="float" office:value="-0.185408" calcext:value-type="float">
            <text:p>-0,185408</text:p>
          </table:table-cell>
          <table:table-cell office:value-type="float" office:value="-4.01803" calcext:value-type="float">
            <text:p>-4,01803</text:p>
          </table:table-cell>
        </table:table-row>
        <table:table-row table:style-name="ro1">
          <table:table-cell office:value-type="float" office:value="-0.256113" calcext:value-type="float">
            <text:p>-0,256113</text:p>
          </table:table-cell>
          <table:table-cell office:value-type="float" office:value="1.49016" calcext:value-type="float">
            <text:p>1,49016</text:p>
          </table:table-cell>
          <table:table-cell office:value-type="float" office:value="-0.281566" calcext:value-type="float">
            <text:p>-0,281566</text:p>
          </table:table-cell>
          <table:table-cell office:value-type="float" office:value="-3.96461" calcext:value-type="float">
            <text:p>-3,96461</text:p>
          </table:table-cell>
        </table:table-row>
        <table:table-row table:style-name="ro1">
          <table:table-cell office:value-type="float" office:value="-0.289077" calcext:value-type="float">
            <text:p>-0,289077</text:p>
          </table:table-cell>
          <table:table-cell office:value-type="float" office:value="1.09637" calcext:value-type="float">
            <text:p>1,09637</text:p>
          </table:table-cell>
          <table:table-cell office:value-type="float" office:value="-0.377723" calcext:value-type="float">
            <text:p>-0,377723</text:p>
          </table:table-cell>
          <table:table-cell office:value-type="float" office:value="-3.91119" calcext:value-type="float">
            <text:p>-3,91119</text:p>
          </table:table-cell>
        </table:table-row>
        <table:table-row table:style-name="ro1">
          <table:table-cell office:value-type="float" office:value="-0.331657" calcext:value-type="float">
            <text:p>-0,331657</text:p>
          </table:table-cell>
          <table:table-cell office:value-type="float" office:value="0.70792" calcext:value-type="float">
            <text:p>0,70792</text:p>
          </table:table-cell>
          <table:table-cell office:value-type="float" office:value="-0.47388" calcext:value-type="float">
            <text:p>-0,47388</text:p>
          </table:table-cell>
          <table:table-cell office:value-type="float" office:value="-3.85777" calcext:value-type="float">
            <text:p>-3,85777</text:p>
          </table:table-cell>
        </table:table-row>
        <table:table-row table:style-name="ro1">
          <table:table-cell office:value-type="float" office:value="-0.374126" calcext:value-type="float">
            <text:p>-0,374126</text:p>
          </table:table-cell>
          <table:table-cell office:value-type="float" office:value="0.319683" calcext:value-type="float">
            <text:p>0,319683</text:p>
          </table:table-cell>
          <table:table-cell office:value-type="float" office:value="-0.375493" calcext:value-type="float">
            <text:p>-0,375493</text:p>
          </table:table-cell>
          <table:table-cell office:value-type="float" office:value="-3.90696" calcext:value-type="float">
            <text:p>-3,90696</text:p>
          </table:table-cell>
        </table:table-row>
        <table:table-row table:style-name="ro1">
          <table:table-cell office:value-type="string" calcext:value-type="string">
            <text:p>Evaluation time: 340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1-11T01:28:39.130000000</dc:date>
    <meta:editing-duration>PT6M39S</meta:editing-duration>
    <meta:editing-cycles>1</meta:editing-cycles>
    <meta:document-statistic meta:table-count="1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scatter" chart:style-name="ch1">
        <chart:legend chart:legend-position="end" svg:x="12.994cm" svg:y="4.204cm" style:legend-expansion="high" chart:style-name="ch2"/>
        <chart:plot-area chart:style-name="ch3" table:cell-range-address="Task_pr_2kr2_1.A5:Task_pr_2kr2_1.B116" chart:data-source-has-labels="column" svg:x="0.319cm" svg:y="0.18cm" svg:width="12.356cm" svg:height="8.646cm">
          <chartooo:coordinate-region svg:x="0.465cm" svg:y="0.379cm" svg:width="12.116cm" svg:height="7.8cm"/>
          <chart:axis chart:dimension="x" chart:name="primary-x" chart:style-name="ch4" chartooo:axis-type="auto">
            <chart:categories table:cell-range-address="Task_pr_2kr2_1.A5:Task_pr_2kr2_1.A1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_pr_2kr2_1.B5:Task_pr_2kr2_1.B116" chart:class="chart:scatter">
            <chart:domain table:cell-range-address="Task_pr_2kr2_1.A5:Task_pr_2kr2_1.A116"/>
            <chart:data-point chart:repeated="1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Task_pr_2kr2_1.A5:Task_pr_2kr2_1.A116</svg:desc>
                </draw:g>
              </table:table-cell>
              <table:table-cell office:value-type="float" office:value="7">
                <text:p>7</text:p>
                <draw:g>
                  <svg:desc>Task_pr_2kr2_1.B5:Task_pr_2kr2_1.B116</svg:desc>
                </draw:g>
              </table:table-cell>
            </table:table-row>
            <table:table-row>
              <table:table-cell office:value-type="float" office:value="6.89881">
                <text:p>10</text:p>
              </table:table-cell>
              <table:table-cell office:value-type="float" office:value="7.09463">
                <text:p>7.09463</text:p>
              </table:table-cell>
            </table:table-row>
            <table:table-row>
              <table:table-cell office:value-type="float" office:value="6.79523">
                <text:p>10</text:p>
              </table:table-cell>
              <table:table-cell office:value-type="float" office:value="7.17852">
                <text:p>7.17852</text:p>
              </table:table-cell>
            </table:table-row>
            <table:table-row>
              <table:table-cell office:value-type="float" office:value="6.68926">
                <text:p>10</text:p>
              </table:table-cell>
              <table:table-cell office:value-type="float" office:value="7.25168">
                <text:p>7.25168</text:p>
              </table:table-cell>
            </table:table-row>
            <table:table-row>
              <table:table-cell office:value-type="float" office:value="6.58091">
                <text:p>10</text:p>
              </table:table-cell>
              <table:table-cell office:value-type="float" office:value="7.3141">
                <text:p>7.3141</text:p>
              </table:table-cell>
            </table:table-row>
            <table:table-row>
              <table:table-cell office:value-type="float" office:value="6.47017">
                <text:p>10</text:p>
              </table:table-cell>
              <table:table-cell office:value-type="float" office:value="7.36577">
                <text:p>7.36577</text:p>
              </table:table-cell>
            </table:table-row>
            <table:table-row>
              <table:table-cell office:value-type="float" office:value="6.35705">
                <text:p>10</text:p>
              </table:table-cell>
              <table:table-cell office:value-type="float" office:value="7.40671">
                <text:p>7.40671</text:p>
              </table:table-cell>
            </table:table-row>
            <table:table-row>
              <table:table-cell office:value-type="float" office:value="6.24154">
                <text:p>10</text:p>
              </table:table-cell>
              <table:table-cell office:value-type="float" office:value="7.43692">
                <text:p>7.43692</text:p>
              </table:table-cell>
            </table:table-row>
            <table:table-row>
              <table:table-cell office:value-type="float" office:value="6.12364">
                <text:p>10</text:p>
              </table:table-cell>
              <table:table-cell office:value-type="float" office:value="7.45638">
                <text:p>7.45638</text:p>
              </table:table-cell>
            </table:table-row>
            <table:table-row>
              <table:table-cell office:value-type="float" office:value="6.00336">
                <text:p>10</text:p>
              </table:table-cell>
              <table:table-cell office:value-type="float" office:value="7.46511">
                <text:p>7.46511</text:p>
              </table:table-cell>
            </table:table-row>
            <table:table-row>
              <table:table-cell office:value-type="float" office:value="5.88069">
                <text:p>10</text:p>
              </table:table-cell>
              <table:table-cell office:value-type="float" office:value="7.4631">
                <text:p>7.4631</text:p>
              </table:table-cell>
            </table:table-row>
            <table:table-row>
              <table:table-cell office:value-type="float" office:value="5.75563">
                <text:p>10</text:p>
              </table:table-cell>
              <table:table-cell office:value-type="float" office:value="7.45035">
                <text:p>7.45035</text:p>
              </table:table-cell>
            </table:table-row>
            <table:table-row>
              <table:table-cell office:value-type="float" office:value="5.62819">
                <text:p>10</text:p>
              </table:table-cell>
              <table:table-cell office:value-type="float" office:value="7.42686">
                <text:p>7.42686</text:p>
              </table:table-cell>
            </table:table-row>
            <table:table-row>
              <table:table-cell office:value-type="float" office:value="5.49836">
                <text:p>10</text:p>
              </table:table-cell>
              <table:table-cell office:value-type="float" office:value="7.39263">
                <text:p>7.39263</text:p>
              </table:table-cell>
            </table:table-row>
            <table:table-row>
              <table:table-cell office:value-type="float" office:value="5.36615">
                <text:p>10</text:p>
              </table:table-cell>
              <table:table-cell office:value-type="float" office:value="7.34767">
                <text:p>7.34767</text:p>
              </table:table-cell>
            </table:table-row>
            <table:table-row>
              <table:table-cell office:value-type="float" office:value="5.22885">
                <text:p>10</text:p>
              </table:table-cell>
              <table:table-cell office:value-type="float" office:value="7.29345">
                <text:p>7.29345</text:p>
              </table:table-cell>
            </table:table-row>
            <table:table-row>
              <table:table-cell office:value-type="float" office:value="5.08875">
                <text:p>10</text:p>
              </table:table-cell>
              <table:table-cell office:value-type="float" office:value="7.24073">
                <text:p>7.24073</text:p>
              </table:table-cell>
            </table:table-row>
            <table:table-row>
              <table:table-cell office:value-type="float" office:value="4.94538">
                <text:p/>
              </table:table-cell>
              <table:table-cell office:value-type="float" office:value="7.19003">
                <text:p>7.19003</text:p>
              </table:table-cell>
            </table:table-row>
            <table:table-row>
              <table:table-cell office:value-type="float" office:value="4.79874">
                <text:p/>
              </table:table-cell>
              <table:table-cell office:value-type="float" office:value="7.14134">
                <text:p>7.14134</text:p>
              </table:table-cell>
            </table:table-row>
            <table:table-row>
              <table:table-cell office:value-type="float" office:value="4.65427">
                <text:p/>
              </table:table-cell>
              <table:table-cell office:value-type="float" office:value="7.10345">
                <text:p>7.10345</text:p>
              </table:table-cell>
            </table:table-row>
            <table:table-row>
              <table:table-cell office:value-type="float" office:value="4.51195">
                <text:p/>
              </table:table-cell>
              <table:table-cell office:value-type="float" office:value="7.07633">
                <text:p>7.07633</text:p>
              </table:table-cell>
            </table:table-row>
            <table:table-row>
              <table:table-cell office:value-type="float" office:value="4.37179">
                <text:p/>
              </table:table-cell>
              <table:table-cell office:value-type="float" office:value="7.06001">
                <text:p>7.06001</text:p>
              </table:table-cell>
            </table:table-row>
            <table:table-row>
              <table:table-cell office:value-type="float" office:value="4.23379">
                <text:p/>
              </table:table-cell>
              <table:table-cell office:value-type="float" office:value="7.05447">
                <text:p>7.05447</text:p>
              </table:table-cell>
            </table:table-row>
            <table:table-row>
              <table:table-cell office:value-type="float" office:value="4.09794">
                <text:p/>
              </table:table-cell>
              <table:table-cell office:value-type="float" office:value="7.05972">
                <text:p>7.05972</text:p>
              </table:table-cell>
            </table:table-row>
            <table:table-row>
              <table:table-cell office:value-type="float" office:value="3.96425">
                <text:p/>
              </table:table-cell>
              <table:table-cell office:value-type="float" office:value="7.07575">
                <text:p>7.07575</text:p>
              </table:table-cell>
            </table:table-row>
            <table:table-row>
              <table:table-cell office:value-type="float" office:value="3.83272">
                <text:p/>
              </table:table-cell>
              <table:table-cell office:value-type="float" office:value="7.10257">
                <text:p>7.10257</text:p>
              </table:table-cell>
            </table:table-row>
            <table:table-row>
              <table:table-cell office:value-type="float" office:value="3.70335">
                <text:p/>
              </table:table-cell>
              <table:table-cell office:value-type="float" office:value="7.14018">
                <text:p>7.14018</text:p>
              </table:table-cell>
            </table:table-row>
            <table:table-row>
              <table:table-cell office:value-type="float" office:value="3.57613">
                <text:p/>
              </table:table-cell>
              <table:table-cell office:value-type="float" office:value="7.18857">
                <text:p>7.18857</text:p>
              </table:table-cell>
            </table:table-row>
            <table:table-row>
              <table:table-cell office:value-type="float" office:value="3.45107">
                <text:p/>
              </table:table-cell>
              <table:table-cell office:value-type="float" office:value="7.24775">
                <text:p>7.24775</text:p>
              </table:table-cell>
            </table:table-row>
            <table:table-row>
              <table:table-cell office:value-type="float" office:value="3.32817">
                <text:p/>
              </table:table-cell>
              <table:table-cell office:value-type="float" office:value="7.31771">
                <text:p>7.31771</text:p>
              </table:table-cell>
            </table:table-row>
            <table:table-row>
              <table:table-cell office:value-type="float" office:value="3.20742">
                <text:p/>
              </table:table-cell>
              <table:table-cell office:value-type="float" office:value="7.39847">
                <text:p>7.39847</text:p>
              </table:table-cell>
            </table:table-row>
            <table:table-row>
              <table:table-cell office:value-type="float" office:value="3.08883">
                <text:p/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2.9724">
                <text:p/>
              </table:table-cell>
              <table:table-cell office:value-type="float" office:value="7.59233">
                <text:p>7.59233</text:p>
              </table:table-cell>
            </table:table-row>
            <table:table-row>
              <table:table-cell office:value-type="float" office:value="2.85813">
                <text:p/>
              </table:table-cell>
              <table:table-cell office:value-type="float" office:value="7.70544">
                <text:p>7.70544</text:p>
              </table:table-cell>
            </table:table-row>
            <table:table-row>
              <table:table-cell office:value-type="float" office:value="2.74601">
                <text:p/>
              </table:table-cell>
              <table:table-cell office:value-type="float" office:value="7.82934">
                <text:p>7.82934</text:p>
              </table:table-cell>
            </table:table-row>
            <table:table-row>
              <table:table-cell office:value-type="float" office:value="2.63606">
                <text:p/>
              </table:table-cell>
              <table:table-cell office:value-type="float" office:value="7.96402">
                <text:p>7.96402</text:p>
              </table:table-cell>
            </table:table-row>
            <table:table-row>
              <table:table-cell office:value-type="float" office:value="2.52825">
                <text:p/>
              </table:table-cell>
              <table:table-cell office:value-type="float" office:value="8.10949">
                <text:p>8.10949</text:p>
              </table:table-cell>
            </table:table-row>
            <table:table-row>
              <table:table-cell office:value-type="float" office:value="2.42261">
                <text:p/>
              </table:table-cell>
              <table:table-cell office:value-type="float" office:value="8.26575">
                <text:p>8.26575</text:p>
              </table:table-cell>
            </table:table-row>
            <table:table-row>
              <table:table-cell office:value-type="float" office:value="2.31912">
                <text:p/>
              </table:table-cell>
              <table:table-cell office:value-type="float" office:value="8.43279">
                <text:p>8.43279</text:p>
              </table:table-cell>
            </table:table-row>
            <table:table-row>
              <table:table-cell office:value-type="float" office:value="2.21779">
                <text:p/>
              </table:table-cell>
              <table:table-cell office:value-type="float" office:value="8.61062">
                <text:p>8.61062</text:p>
              </table:table-cell>
            </table:table-row>
            <table:table-row>
              <table:table-cell office:value-type="float" office:value="2.11862">
                <text:p/>
              </table:table-cell>
              <table:table-cell office:value-type="float" office:value="8.79924">
                <text:p>8.79924</text:p>
              </table:table-cell>
            </table:table-row>
            <table:table-row>
              <table:table-cell office:value-type="float" office:value="2.02161">
                <text:p/>
              </table:table-cell>
              <table:table-cell office:value-type="float" office:value="8.99864">
                <text:p>8.99864</text:p>
              </table:table-cell>
            </table:table-row>
            <table:table-row>
              <table:table-cell office:value-type="float" office:value="1.92675">
                <text:p/>
              </table:table-cell>
              <table:table-cell office:value-type="float" office:value="9.20883">
                <text:p>9.20883</text:p>
              </table:table-cell>
            </table:table-row>
            <table:table-row>
              <table:table-cell office:value-type="float" office:value="1.83405">
                <text:p/>
              </table:table-cell>
              <table:table-cell office:value-type="float" office:value="9.4298">
                <text:p>9.4298</text:p>
              </table:table-cell>
            </table:table-row>
            <table:table-row>
              <table:table-cell office:value-type="float" office:value="1.74362">
                <text:p/>
              </table:table-cell>
              <table:table-cell office:value-type="float" office:value="9.6508">
                <text:p>9.6508</text:p>
              </table:table-cell>
            </table:table-row>
            <table:table-row>
              <table:table-cell office:value-type="float" office:value="1.65558">
                <text:p/>
              </table:table-cell>
              <table:table-cell office:value-type="float" office:value="9.86106">
                <text:p>9.86106</text:p>
              </table:table-cell>
            </table:table-row>
            <table:table-row>
              <table:table-cell office:value-type="float" office:value="1.56992">
                <text:p/>
              </table:table-cell>
              <table:table-cell office:value-type="float" office:value="10.0606">
                <text:p>10.0606</text:p>
              </table:table-cell>
            </table:table-row>
            <table:table-row>
              <table:table-cell office:value-type="float" office:value="1.48665">
                <text:p/>
              </table:table-cell>
              <table:table-cell office:value-type="float" office:value="10.2494">
                <text:p>10.2494</text:p>
              </table:table-cell>
            </table:table-row>
            <table:table-row>
              <table:table-cell office:value-type="float" office:value="1.40577">
                <text:p/>
              </table:table-cell>
              <table:table-cell office:value-type="float" office:value="10.4274">
                <text:p>10.4274</text:p>
              </table:table-cell>
            </table:table-row>
            <table:table-row>
              <table:table-cell office:value-type="float" office:value="1.32727">
                <text:p/>
              </table:table-cell>
              <table:table-cell office:value-type="float" office:value="10.5947">
                <text:p>10.5947</text:p>
              </table:table-cell>
            </table:table-row>
            <table:table-row>
              <table:table-cell office:value-type="float" office:value="1.25057">
                <text:p/>
              </table:table-cell>
              <table:table-cell office:value-type="float" office:value="10.7512">
                <text:p>10.7512</text:p>
              </table:table-cell>
            </table:table-row>
            <table:table-row>
              <table:table-cell office:value-type="float" office:value="1.17568">
                <text:p/>
              </table:table-cell>
              <table:table-cell office:value-type="float" office:value="10.8968">
                <text:p>10.8968</text:p>
              </table:table-cell>
            </table:table-row>
            <table:table-row>
              <table:table-cell office:value-type="float" office:value="1.10258">
                <text:p/>
              </table:table-cell>
              <table:table-cell office:value-type="float" office:value="11.0316">
                <text:p>11.0316</text:p>
              </table:table-cell>
            </table:table-row>
            <table:table-row>
              <table:table-cell office:value-type="float" office:value="1.03128">
                <text:p/>
              </table:table-cell>
              <table:table-cell office:value-type="float" office:value="11.1556">
                <text:p>11.1556</text:p>
              </table:table-cell>
            </table:table-row>
            <table:table-row>
              <table:table-cell office:value-type="float" office:value="0.961789">
                <text:p>0</text:p>
              </table:table-cell>
              <table:table-cell office:value-type="float" office:value="11.2687">
                <text:p>11.2687</text:p>
              </table:table-cell>
            </table:table-row>
            <table:table-row>
              <table:table-cell office:value-type="float" office:value="0.894094">
                <text:p>0</text:p>
              </table:table-cell>
              <table:table-cell office:value-type="float" office:value="11.371">
                <text:p>11.371</text:p>
              </table:table-cell>
            </table:table-row>
            <table:table-row>
              <table:table-cell office:value-type="float" office:value="0.8282">
                <text:p>0</text:p>
              </table:table-cell>
              <table:table-cell office:value-type="float" office:value="11.4625">
                <text:p>11.4625</text:p>
              </table:table-cell>
            </table:table-row>
            <table:table-row>
              <table:table-cell office:value-type="float" office:value="0.764107">
                <text:p>0</text:p>
              </table:table-cell>
              <table:table-cell office:value-type="float" office:value="11.5431">
                <text:p>11.5431</text:p>
              </table:table-cell>
            </table:table-row>
            <table:table-row>
              <table:table-cell office:value-type="float" office:value="0.701814">
                <text:p>0</text:p>
              </table:table-cell>
              <table:table-cell office:value-type="float" office:value="11.6129">
                <text:p>11.6129</text:p>
              </table:table-cell>
            </table:table-row>
            <table:table-row>
              <table:table-cell office:value-type="float" office:value="0.641321">
                <text:p>0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float" office:value="0.582629">
                <text:p>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float" office:value="0.525737">
                <text:p>0</text:p>
              </table:table-cell>
              <table:table-cell office:value-type="float" office:value="11.7573">
                <text:p>11.7573</text:p>
              </table:table-cell>
            </table:table-row>
            <table:table-row>
              <table:table-cell office:value-type="float" office:value="0.470646">
                <text:p>0</text:p>
              </table:table-cell>
              <table:table-cell office:value-type="float" office:value="11.7837">
                <text:p>11.7837</text:p>
              </table:table-cell>
            </table:table-row>
            <table:table-row>
              <table:table-cell office:value-type="float" office:value="0.417355">
                <text:p>0</text:p>
              </table:table-cell>
              <table:table-cell office:value-type="float" office:value="11.7993">
                <text:p>11.7993</text:p>
              </table:table-cell>
            </table:table-row>
            <table:table-row>
              <table:table-cell office:value-type="float" office:value="0.365865">
                <text:p>0</text:p>
              </table:table-cell>
              <table:table-cell office:value-type="float" office:value="11.8041">
                <text:p>11.8041</text:p>
              </table:table-cell>
            </table:table-row>
            <table:table-row>
              <table:table-cell office:value-type="float" office:value="0.316175">
                <text:p>0</text:p>
              </table:table-cell>
              <table:table-cell office:value-type="float" office:value="11.7981">
                <text:p>11.7981</text:p>
              </table:table-cell>
            </table:table-row>
            <table:table-row>
              <table:table-cell office:value-type="float" office:value="0.268286">
                <text:p>0</text:p>
              </table:table-cell>
              <table:table-cell office:value-type="float" office:value="11.7812">
                <text:p>11.7812</text:p>
              </table:table-cell>
            </table:table-row>
            <table:table-row>
              <table:table-cell office:value-type="float" office:value="0.222197">
                <text:p>0</text:p>
              </table:table-cell>
              <table:table-cell office:value-type="float" office:value="11.7534">
                <text:p>11.7534</text:p>
              </table:table-cell>
            </table:table-row>
            <table:table-row>
              <table:table-cell office:value-type="float" office:value="0.177909">
                <text:p>0</text:p>
              </table:table-cell>
              <table:table-cell office:value-type="float" office:value="11.7149">
                <text:p>11.7149</text:p>
              </table:table-cell>
            </table:table-row>
            <table:table-row>
              <table:table-cell office:value-type="float" office:value="0.135421">
                <text:p>0</text:p>
              </table:table-cell>
              <table:table-cell office:value-type="float" office:value="11.6655">
                <text:p>11.6655</text:p>
              </table:table-cell>
            </table:table-row>
            <table:table-row>
              <table:table-cell office:value-type="float" office:value="0.0947342">
                <text:p>0</text:p>
              </table:table-cell>
              <table:table-cell office:value-type="float" office:value="11.6052">
                <text:p>11.6052</text:p>
              </table:table-cell>
            </table:table-row>
            <table:table-row>
              <table:table-cell office:value-type="float" office:value="0.0558475">
                <text:p>0</text:p>
              </table:table-cell>
              <table:table-cell office:value-type="float" office:value="11.5342">
                <text:p>11.5342</text:p>
              </table:table-cell>
            </table:table-row>
            <table:table-row>
              <table:table-cell office:value-type="float" office:value="0.0187612">
                <text:p>0</text:p>
              </table:table-cell>
              <table:table-cell office:value-type="float" office:value="11.4523">
                <text:p>11.4523</text:p>
              </table:table-cell>
            </table:table-row>
            <table:table-row>
              <table:table-cell office:value-type="float" office:value="-0.0165246">
                <text:p>-0</text:p>
              </table:table-cell>
              <table:table-cell office:value-type="float" office:value="11.3595">
                <text:p>11.3595</text:p>
              </table:table-cell>
            </table:table-row>
            <table:table-row>
              <table:table-cell office:value-type="float" office:value="-0.0500099">
                <text:p>-0</text:p>
              </table:table-cell>
              <table:table-cell office:value-type="float" office:value="11.2559">
                <text:p>11.2559</text:p>
              </table:table-cell>
            </table:table-row>
            <table:table-row>
              <table:table-cell office:value-type="float" office:value="-0.0816946">
                <text:p>-0</text:p>
              </table:table-cell>
              <table:table-cell office:value-type="float" office:value="11.1415">
                <text:p>11.1415</text:p>
              </table:table-cell>
            </table:table-row>
            <table:table-row>
              <table:table-cell office:value-type="float" office:value="-0.111579">
                <text:p>-0</text:p>
              </table:table-cell>
              <table:table-cell office:value-type="float" office:value="11.0163">
                <text:p>11.0163</text:p>
              </table:table-cell>
            </table:table-row>
            <table:table-row>
              <table:table-cell office:value-type="float" office:value="-0.139663">
                <text:p>-0</text:p>
              </table:table-cell>
              <table:table-cell office:value-type="float" office:value="10.8802">
                <text:p>10.8802</text:p>
              </table:table-cell>
            </table:table-row>
            <table:table-row>
              <table:table-cell office:value-type="float" office:value="-0.165946">
                <text:p>-0</text:p>
              </table:table-cell>
              <table:table-cell office:value-type="float" office:value="10.7333">
                <text:p>10.7333</text:p>
              </table:table-cell>
            </table:table-row>
            <table:table-row>
              <table:table-cell office:value-type="float" office:value="-0.190429">
                <text:p>-0</text:p>
              </table:table-cell>
              <table:table-cell office:value-type="float" office:value="10.5755">
                <text:p>10.5755</text:p>
              </table:table-cell>
            </table:table-row>
            <table:table-row>
              <table:table-cell office:value-type="float" office:value="-0.213111">
                <text:p>-0</text:p>
              </table:table-cell>
              <table:table-cell office:value-type="float" office:value="10.4069">
                <text:p>10.4069</text:p>
              </table:table-cell>
            </table:table-row>
            <table:table-row>
              <table:table-cell office:value-type="float" office:value="-0.233993">
                <text:p>-0</text:p>
              </table:table-cell>
              <table:table-cell office:value-type="float" office:value="10.2275">
                <text:p>10.2275</text:p>
              </table:table-cell>
            </table:table-row>
            <table:table-row>
              <table:table-cell office:value-type="float" office:value="-0.253074">
                <text:p>-0</text:p>
              </table:table-cell>
              <table:table-cell office:value-type="float" office:value="10.0373">
                <text:p>10.0373</text:p>
              </table:table-cell>
            </table:table-row>
            <table:table-row>
              <table:table-cell office:value-type="float" office:value="-0.270355">
                <text:p>-0</text:p>
              </table:table-cell>
              <table:table-cell office:value-type="float" office:value="9.83617">
                <text:p>9.83617</text:p>
              </table:table-cell>
            </table:table-row>
            <table:table-row>
              <table:table-cell office:value-type="float" office:value="-0.285836">
                <text:p>-0</text:p>
              </table:table-cell>
              <table:table-cell office:value-type="float" office:value="9.62424">
                <text:p>9.62424</text:p>
              </table:table-cell>
            </table:table-row>
            <table:table-row>
              <table:table-cell office:value-type="float" office:value="-0.299516">
                <text:p>-0</text:p>
              </table:table-cell>
              <table:table-cell office:value-type="float" office:value="9.40147">
                <text:p>9.40147</text:p>
              </table:table-cell>
            </table:table-row>
            <table:table-row>
              <table:table-cell office:value-type="float" office:value="-0.311395">
                <text:p>-0</text:p>
              </table:table-cell>
              <table:table-cell office:value-type="float" office:value="9.16787">
                <text:p>9.16787</text:p>
              </table:table-cell>
            </table:table-row>
            <table:table-row>
              <table:table-cell office:value-type="float" office:value="-0.321474">
                <text:p>-0</text:p>
              </table:table-cell>
              <table:table-cell office:value-type="float" office:value="8.92344">
                <text:p>8.92344</text:p>
              </table:table-cell>
            </table:table-row>
            <table:table-row>
              <table:table-cell office:value-type="float" office:value="-0.329752">
                <text:p>-0</text:p>
              </table:table-cell>
              <table:table-cell office:value-type="float" office:value="8.66817">
                <text:p>8.66817</text:p>
              </table:table-cell>
            </table:table-row>
            <table:table-row>
              <table:table-cell office:value-type="float" office:value="-0.33623">
                <text:p>-0</text:p>
              </table:table-cell>
              <table:table-cell office:value-type="float" office:value="8.40206">
                <text:p>8.40206</text:p>
              </table:table-cell>
            </table:table-row>
            <table:table-row>
              <table:table-cell office:value-type="float" office:value="-0.340908">
                <text:p>-0</text:p>
              </table:table-cell>
              <table:table-cell office:value-type="float" office:value="8.12512">
                <text:p>8.12512</text:p>
              </table:table-cell>
            </table:table-row>
            <table:table-row>
              <table:table-cell office:value-type="float" office:value="-0.343785">
                <text:p>-0</text:p>
              </table:table-cell>
              <table:table-cell office:value-type="float" office:value="7.83734">
                <text:p>7.83734</text:p>
              </table:table-cell>
            </table:table-row>
            <table:table-row>
              <table:table-cell office:value-type="float" office:value="-0.344861">
                <text:p>-0</text:p>
              </table:table-cell>
              <table:table-cell office:value-type="float" office:value="7.53873">
                <text:p>7.53873</text:p>
              </table:table-cell>
            </table:table-row>
            <table:table-row>
              <table:table-cell office:value-type="float" office:value="-0.344137">
                <text:p>-0</text:p>
              </table:table-cell>
              <table:table-cell office:value-type="float" office:value="7.22928">
                <text:p>7.22928</text:p>
              </table:table-cell>
            </table:table-row>
            <table:table-row>
              <table:table-cell office:value-type="float" office:value="-0.341612">
                <text:p>-0</text:p>
              </table:table-cell>
              <table:table-cell office:value-type="float" office:value="6.90899">
                <text:p>6.90899</text:p>
              </table:table-cell>
            </table:table-row>
            <table:table-row>
              <table:table-cell office:value-type="float" office:value="-0.337287">
                <text:p>-0</text:p>
              </table:table-cell>
              <table:table-cell office:value-type="float" office:value="6.57788">
                <text:p>6.57788</text:p>
              </table:table-cell>
            </table:table-row>
            <table:table-row>
              <table:table-cell office:value-type="float" office:value="-0.330576">
                <text:p>-0</text:p>
              </table:table-cell>
              <table:table-cell office:value-type="float" office:value="6.23602">
                <text:p>6.23602</text:p>
              </table:table-cell>
            </table:table-row>
            <table:table-row>
              <table:table-cell office:value-type="float" office:value="-0.322064">
                <text:p>-0</text:p>
              </table:table-cell>
              <table:table-cell office:value-type="float" office:value="5.88333">
                <text:p>5.88333</text:p>
              </table:table-cell>
            </table:table-row>
            <table:table-row>
              <table:table-cell office:value-type="float" office:value="-0.312338">
                <text:p>-0</text:p>
              </table:table-cell>
              <table:table-cell office:value-type="float" office:value="5.5197">
                <text:p>5.5197</text:p>
              </table:table-cell>
            </table:table-row>
            <table:table-row>
              <table:table-cell office:value-type="float" office:value="-0.300811">
                <text:p>-0</text:p>
              </table:table-cell>
              <table:table-cell office:value-type="float" office:value="5.14524">
                <text:p>5.14524</text:p>
              </table:table-cell>
            </table:table-row>
            <table:table-row>
              <table:table-cell office:value-type="float" office:value="-0.286898">
                <text:p>-0</text:p>
              </table:table-cell>
              <table:table-cell office:value-type="float" office:value="4.76004">
                <text:p>4.76004</text:p>
              </table:table-cell>
            </table:table-row>
            <table:table-row>
              <table:table-cell office:value-type="float" office:value="-0.271184">
                <text:p>-0</text:p>
              </table:table-cell>
              <table:table-cell office:value-type="float" office:value="4.36401">
                <text:p>4.36401</text:p>
              </table:table-cell>
            </table:table-row>
            <table:table-row>
              <table:table-cell office:value-type="float" office:value="-0.254255">
                <text:p>-0</text:p>
              </table:table-cell>
              <table:table-cell office:value-type="float" office:value="3.95704">
                <text:p>3.95704</text:p>
              </table:table-cell>
            </table:table-row>
            <table:table-row>
              <table:table-cell office:value-type="float" office:value="-0.235527">
                <text:p>-0</text:p>
              </table:table-cell>
              <table:table-cell office:value-type="float" office:value="3.53924">
                <text:p>3.53924</text:p>
              </table:table-cell>
            </table:table-row>
            <table:table-row>
              <table:table-cell office:value-type="float" office:value="-0.220412">
                <text:p>-0</text:p>
              </table:table-cell>
              <table:table-cell office:value-type="float" office:value="3.11874">
                <text:p>3.11874</text:p>
              </table:table-cell>
            </table:table-row>
            <table:table-row>
              <table:table-cell office:value-type="float" office:value="-0.214914">
                <text:p>-0</text:p>
              </table:table-cell>
              <table:table-cell office:value-type="float" office:value="2.70358">
                <text:p>2.70358</text:p>
              </table:table-cell>
            </table:table-row>
            <table:table-row>
              <table:table-cell office:value-type="float" office:value="-0.219031">
                <text:p>-0</text:p>
              </table:table-cell>
              <table:table-cell office:value-type="float" office:value="2.29376">
                <text:p>2.29376</text:p>
              </table:table-cell>
            </table:table-row>
            <table:table-row>
              <table:table-cell office:value-type="float" office:value="-0.232764">
                <text:p>-0</text:p>
              </table:table-cell>
              <table:table-cell office:value-type="float" office:value="1.88929">
                <text:p>1.88929</text:p>
              </table:table-cell>
            </table:table-row>
            <table:table-row>
              <table:table-cell office:value-type="float" office:value="-0.256113">
                <text:p>-0</text:p>
              </table:table-cell>
              <table:table-cell office:value-type="float" office:value="1.49016">
                <text:p>1.49016</text:p>
              </table:table-cell>
            </table:table-row>
            <table:table-row>
              <table:table-cell office:value-type="float" office:value="-0.289077">
                <text:p>-0</text:p>
              </table:table-cell>
              <table:table-cell office:value-type="float" office:value="1.09637">
                <text:p>1.09637</text:p>
              </table:table-cell>
            </table:table-row>
            <table:table-row>
              <table:table-cell office:value-type="float" office:value="-0.331657">
                <text:p>-0</text:p>
              </table:table-cell>
              <table:table-cell office:value-type="float" office:value="0.70792">
                <text:p>0.70792</text:p>
              </table:table-cell>
            </table:table-row>
            <table:table-row>
              <table:table-cell office:value-type="float" office:value="-0.374126">
                <text:p>-0</text:p>
              </table:table-cell>
              <table:table-cell office:value-type="float" office:value="0.319683">
                <text:p>0.319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